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205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5.433cm"/>
    </style:style>
    <style:style style:name="co7" style:family="table-column">
      <style:table-column-properties fo:break-before="auto" style:column-width="2.02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Sheet1.Q2]);[Sheet1.Q2])))" style:apply-style-name="Excel_5f_CondFormat_5f_1_5f_1_5f_1" style:base-cell-address="Sheet1.A2"/>
      <style:map style:condition="is-true-formula(NOT(AND(ISBLANK([Sheet1.M2]);ISBLANK([Sheet1.O2]))))" style:apply-style-name="Excel_5f_CondFormat_5f_1_5f_1_5f_2" style:base-cell-address="Sheet1.A2"/>
    </style:style>
    <style:style style:name="ce4" style:family="table-cell" style:parent-style-name="Default"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0"/>
    <style:style style:name="ce8" style:family="table-cell" style:parent-style-name="Default">
      <style:text-properties fo:language="en" fo:country="US"/>
      <style:map style:condition="is-true-formula([.$J1]&gt;COLUMN([.A1])-3)" style:apply-style-name="Parameter" style:base-cell-address="Sheet1.A1"/>
    </style:style>
    <style:style style:name="ce9" style:family="table-cell" style:parent-style-name="Default">
      <style:map style:condition="is-true-formula([Sheet1.$J83]&gt;COLUMN([Sheet1.H83])-3)" style:apply-style-name="Excel_5f_CondFormat_5f_1_5f_2_5f_1" style:base-cell-address="Sheet1.H83"/>
    </style:style>
    <style:style style:name="ce10" style:family="table-cell" style:parent-style-name="Default"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99">
      <style:text-properties fo:language="en" fo:country="US"/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0">
      <style:map style:condition="is-true-formula([.$J1]&gt;COLUMN([.A1])-3)" style:apply-style-name="Parameter" style:base-cell-address="Sheet1.A1"/>
    </style:style>
    <style:style style:name="ce14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19" style:family="table-cell" style:parent-style-name="Default"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ce20" style:family="table-cell" style:parent-style-name="Default">
      <style:map style:condition="is-true-formula(AND(NOT(ISBLANK([Sheet1.M2]));IF(ISERROR([Sheet1.A2]);ORG.OPENOFFICE.ERRORTYPE([Sheet1.A2])=ORG.OPENOFFICE.ERRORTYPE([Sheet1.M2]);[Sheet1.A2]=[Sheet1.M2])))" style:apply-style-name="Excel_5f_CondFormat_5f_1_5f_3_5f_1" style:base-cell-address="Sheet1.M2"/>
    </style:style>
    <style:style style:name="ce21" style:family="table-cell" style:parent-style-name="Default" style:data-style-name="N220">
      <style:map style:condition="is-true-formula(AND(NOT(ISBLANK([.A1]));IF(ISERROR([.$A1]);ORG.OPENOFFICE.ERRORTYPE([.$A1])=ORG.OPENOFFICE.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5" table:default-cell-style-name="ce14"/>
        <table:table-column table:style-name="co6" table:default-cell-style-name="ce5"/>
        <table:table-column table:style-name="co7" table:number-columns-repeated="245" table:default-cell-style-name="ce5"/>
        <table:table-column table:style-name="co8" table:number-columns-repeated="768" table:default-cell-style-name="Default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ИСТИНА</text:p>
          </table:table-cell>
          <table:table-cell table:style-name="ce6"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];[.D2:.F2];1)" office:value-type="float" office:value="0">
            <text:p>#N/A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office:value-type="string">
            <text:p>MATCH (ascending)</text:p>
          </table:table-cell>
          <table:table-cell office:value-type="string">
            <text:p>MATCH 1.0</text:p>
          </table:table-cell>
          <table:table-cell table:style-name="ce18" office:value-type="string">
            <text:p>Err:32767</text:p>
          </table:table-cell>
          <table:table-cell/>
          <table:table-cell/>
          <table:table-cell table:style-name="Default" table:formula="of:=IF(ISBLANK([.M2]);[.A2];[.M2])" office:value-type="string" office:string-value="Err:32767">
            <text:p>Err:32767</text:p>
          </table:table-cell>
          <table:table-cell table:style-name="Default"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3];[.D3:.F3];1)" office:value-type="float" office:value="1">
            <text:p>1</text:p>
          </table:table-cell>
          <table:table-cell table:number-columns-repeated="2"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3]);[.A3];[.M3])" office:value-type="float" office:value="1">
            <text:p>1</text:p>
          </table:table-cell>
          <table:table-cell table:style-name="Default"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4];[.D4:.F4];1)" office:value-type="float" office:value="1">
            <text:p>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4]);[.A4];[.M4])" office:value-type="float" office:value="1">
            <text:p>1</text:p>
          </table:table-cell>
          <table:table-cell table:style-name="Default"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5];[.D5:.F5];1)" office:value-type="float" office:value="1">
            <text:p>1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5]);[.A5];[.M5])" office:value-type="float" office:value="1">
            <text:p>1</text:p>
          </table:table-cell>
          <table:table-cell table:style-name="Default" table:formula="of:=IF(ISBLANK([.O5]);IF(ISERROR([.B5]);&quot;Err:&quot;&amp;ORG.OPENOFFICE.ERRORTYPE([.B5])=[.M5];OR([.P5]=[.B5];IF(AND(ISNUMBER([.P5]);ISNUMBER([.B5])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6];[.D6:.F6];1)" office:value-type="float" office:value="2">
            <text:p>2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6]);[.A6];[.M6])" office:value-type="float" office:value="2">
            <text:p>2</text:p>
          </table:table-cell>
          <table:table-cell table:style-name="Default"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7];[.D7:.F7];1)" office:value-type="float" office:value="2">
            <text:p>2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7]);[.A7];[.M7])" office:value-type="float" office:value="2">
            <text:p>2</text:p>
          </table:table-cell>
          <table:table-cell table:style-name="Default"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8];[.D8:.F8];1)" office:value-type="float" office:value="3">
            <text:p>3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8]);[.A8];[.M8])" office:value-type="float" office:value="3">
            <text:p>3</text:p>
          </table:table-cell>
          <table:table-cell table:style-name="Default"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9];[.D9:.F9];1)" office:value-type="float" office:value="3">
            <text:p>3</text:p>
          </table:table-cell>
          <table:table-cell table:style-name="ce8" office:value-type="float" office:value="501">
            <text:p>501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9]);[.A9];[.M9])" office:value-type="float" office:value="3">
            <text:p>3</text:p>
          </table:table-cell>
          <table:table-cell table:style-name="Default" table:formula="of:=IF(ISBLANK([.O9]);IF(ISERROR([.B9]);&quot;Err:&quot;&amp;ORG.OPENOFFICE.ERRORTYPE([.B9])=[.M9];OR([.P9]=[.B9];IF(AND(ISNUMBER([.P9]);ISNUMBER([.B9])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0];[.D10:.F10])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0]);[.A10];[.M10])" office:value-type="float" office:value="2">
            <text:p>2</text:p>
          </table:table-cell>
          <table:table-cell table:style-name="Default"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1];[.D11:.F11])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1]);[.A11];[.M11])" office:value-type="float" office:value="1">
            <text:p>1</text:p>
          </table:table-cell>
          <table:table-cell table:style-name="Default"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12];[.D12:.I12])" office:value-type="float" office:value="1">
            <text:p>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office:value-type="string">
            <text:p>MATCH (ascending, trailing NULLs)</text:p>
          </table:table-cell>
          <table:table-cell/>
          <table:table-cell table:style-name="ce18"/>
          <table:table-cell/>
          <table:table-cell/>
          <table:table-cell table:style-name="Default" table:formula="of:=IF(ISBLANK([.M12]);[.A12];[.M12])" office:value-type="float" office:value="1">
            <text:p>1</text:p>
          </table:table-cell>
          <table:table-cell table:style-name="Default"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3];[.D13:.I13])" office:value-type="float" office:value="2">
            <text:p>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3]);[.A13];[.M13])" office:value-type="float" office:value="2">
            <text:p>2</text:p>
          </table:table-cell>
          <table:table-cell table:style-name="Default" table:formula="of:=IF(ISBLANK([.O13]);IF(ISERROR([.B13]);&quot;Err:&quot;&amp;ORG.OPENOFFICE.ERRORTYPE([.B13])=[.M13];OR([.P13]=[.B13];IF(AND(ISNUMBER([.P13]);ISNUMBER([.B13])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5];[.D15:.F15];-1)" office:value-type="float" office:value="3">
            <text:p>3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office:value-type="string">
            <text:p>MATCH (descending)</text:p>
          </table:table-cell>
          <table:table-cell office:value-type="string">
            <text:p>MATCH -1.0</text:p>
          </table:table-cell>
          <table:table-cell table:style-name="ce18"/>
          <table:table-cell/>
          <table:table-cell/>
          <table:table-cell table:style-name="Default" table:formula="of:=IF(ISBLANK([.M15]);[.A15];[.M15])" office:value-type="float" office:value="3">
            <text:p>3</text:p>
          </table:table-cell>
          <table:table-cell table:style-name="Default" table:formula="of:=IF(ISBLANK([.O15]);IF(ISERROR([.B15]);&quot;Err:&quot;&amp;ORG.OPENOFFICE.ERRORTYPE([.B15])=[.M15];OR([.P15]=[.B15];IF(AND(ISNUMBER([.P15]);ISNUMBER([.B15])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16];[.D16:.F16];-1)" office:value-type="float" office:value="3">
            <text:p>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6]);[.A16];[.M16])" office:value-type="float" office:value="3">
            <text:p>3</text:p>
          </table:table-cell>
          <table:table-cell table:style-name="Default" table:formula="of:=IF(ISBLANK([.O16]);IF(ISERROR([.B16]);&quot;Err:&quot;&amp;ORG.OPENOFFICE.ERRORTYPE([.B16])=[.M16];OR([.P16]=[.B16];IF(AND(ISNUMBER([.P16]);ISNUMBER([.B16])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7];[.D17:.F17];-1)" office:value-type="float" office:value="2">
            <text:p>2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7]);[.A17];[.M17])" office:value-type="float" office:value="2">
            <text:p>2</text:p>
          </table:table-cell>
          <table:table-cell table:style-name="Default" table:formula="of:=IF(ISBLANK([.O17]);IF(ISERROR([.B17]);&quot;Err:&quot;&amp;ORG.OPENOFFICE.ERRORTYPE([.B17])=[.M17];OR([.P17]=[.B17];IF(AND(ISNUMBER([.P17]);ISNUMBER([.B17])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8];[.D18:.F18];-1)" office:value-type="float" office:value="2">
            <text:p>2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8]);[.A18];[.M18])" office:value-type="float" office:value="2">
            <text:p>2</text:p>
          </table:table-cell>
          <table:table-cell table:style-name="Default" table:formula="of:=IF(ISBLANK([.O18]);IF(ISERROR([.B18]);&quot;Err:&quot;&amp;ORG.OPENOFFICE.ERRORTYPE([.B18])=[.M18];OR([.P18]=[.B18];IF(AND(ISNUMBER([.P18]);ISNUMBER([.B18])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19];[.D19:.F19];-1)" office:value-type="float" office:value="2">
            <text:p>2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9]);[.A19];[.M19])" office:value-type="float" office:value="2">
            <text:p>2</text:p>
          </table:table-cell>
          <table:table-cell table:style-name="Default" table:formula="of:=IF(ISBLANK([.O19]);IF(ISERROR([.B19]);&quot;Err:&quot;&amp;ORG.OPENOFFICE.ERRORTYPE([.B19])=[.M19];OR([.P19]=[.B19];IF(AND(ISNUMBER([.P19]);ISNUMBER([.B19]));OR(AND([.P19]=0;ABS([.B19])&lt;1E-307);&quot;&quot;&amp;[.B19]=&quot;&quot;&amp;[.P19]))));[.O1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0];[.D20:.F20];-1)" office:value-type="float" office:value="1">
            <text:p>1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20]);[.A20];[.M20])" office:value-type="float" office:value="1">
            <text:p>1</text:p>
          </table:table-cell>
          <table:table-cell table:style-name="Default" table:formula="of:=IF(ISBLANK([.O20]);IF(ISERROR([.B20]);&quot;Err:&quot;&amp;ORG.OPENOFFICE.ERRORTYPE([.B20])=[.M20];OR([.P20]=[.B20];IF(AND(ISNUMBER([.P20]);ISNUMBER([.B20])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1];[.D21:.F21];-1)" office:value-type="float" office:value="1">
            <text:p>1</text:p>
          </table:table-cell>
          <table:table-cell table:number-columns-repeated="2" table:style-name="ce8" office:value-type="float" office:value="500">
            <text:p>5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21]);[.A21];[.M21])" office:value-type="float" office:value="1">
            <text:p>1</text:p>
          </table:table-cell>
          <table:table-cell table:style-name="Default" table:formula="of:=IF(ISBLANK([.O21]);IF(ISERROR([.B21]);&quot;Err:&quot;&amp;ORG.OPENOFFICE.ERRORTYPE([.B21])=[.M21];OR([.P21]=[.B21];IF(AND(ISNUMBER([.P21]);ISNUMBER([.B21])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2];[.D22:.F22];-1)" office:value-type="float" office:value="0">
            <text:p>#N/A</text:p>
          </table:table-cell>
          <table:table-cell table:style-name="ce8" office:value-type="float" office:value="501">
            <text:p>501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 office:value-type="string">
            <text:p>Err:32767</text:p>
          </table:table-cell>
          <table:table-cell/>
          <table:table-cell/>
          <table:table-cell table:style-name="Default" table:formula="of:=IF(ISBLANK([.M22]);[.A22];[.M22])" office:value-type="string" office:string-value="Err:32767">
            <text:p>Err:32767</text:p>
          </table:table-cell>
          <table:table-cell table:style-name="Default" table:formula="of:=IF(ISBLANK([.O22]);IF(ISERROR([.B22]);&quot;Err:&quot;&amp;ORG.OPENOFFICE.ERRORTYPE([.B22])=[.M22];OR([.P22]=[.B22];IF(AND(ISNUMBER([.P22]);ISNUMBER([.B22])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3];[.D23:.F23];-1)" office:value-type="float" office:value="1">
            <text:p>1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23]);[.A23];[.M23])" office:value-type="float" office:value="1">
            <text:p>1</text:p>
          </table:table-cell>
          <table:table-cell table:style-name="Default" table:formula="of:=IF(ISBLANK([.O23]);IF(ISERROR([.B23]);&quot;Err:&quot;&amp;ORG.OPENOFFICE.ERRORTYPE([.B23])=[.M23];OR([.P23]=[.B23];IF(AND(ISNUMBER([.P23]);ISNUMBER([.B23])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4];[.D24:.F24];-1)" office:value-type="float" office:value="2">
            <text:p>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24]);[.A24];[.M24])" office:value-type="float" office:value="2">
            <text:p>2</text:p>
          </table:table-cell>
          <table:table-cell table:style-name="Default" table:formula="of:=IF(ISBLANK([.O24]);IF(ISERROR([.B24]);&quot;Err:&quot;&amp;ORG.OPENOFFICE.ERRORTYPE([.B24])=[.M24];OR([.P24]=[.B24];IF(AND(ISNUMBER([.P24]);ISNUMBER([.B24])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5];[.D25:.I25];-1)" office:value-type="float" office:value="1">
            <text:p>1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20">
            <text:p>-2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office:value-type="string">
            <text:p>MATCH (ascending, trailing NULLs)</text:p>
          </table:table-cell>
          <table:table-cell/>
          <table:table-cell table:style-name="ce18"/>
          <table:table-cell/>
          <table:table-cell/>
          <table:table-cell table:style-name="Default" table:formula="of:=IF(ISBLANK([.M25]);[.A25];[.M25])" office:value-type="float" office:value="1">
            <text:p>1</text:p>
          </table:table-cell>
          <table:table-cell table:style-name="Default" table:formula="of:=IF(ISBLANK([.O25]);IF(ISERROR([.B25]);&quot;Err:&quot;&amp;ORG.OPENOFFICE.ERRORTYPE([.B25])=[.M25];OR([.P25]=[.B25];IF(AND(ISNUMBER([.P25]);ISNUMBER([.B25])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26];[.D26:.I26];-1)" office:value-type="float" office:value="2">
            <text:p>2</text:p>
          </table:table-cell>
          <table:table-cell table:style-name="ce8" office:value-type="float" office:value="-15">
            <text:p>-15</text:p>
          </table:table-cell>
          <table:table-cell table:style-name="ce8" office:value-type="float" office:value="-10">
            <text:p>-10</text:p>
          </table:table-cell>
          <table:table-cell table:style-name="ce8" office:value-type="float" office:value="-12">
            <text:p>-12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26]);[.A26];[.M26])" office:value-type="float" office:value="2">
            <text:p>2</text:p>
          </table:table-cell>
          <table:table-cell table:style-name="Default" table:formula="of:=IF(ISBLANK([.O26]);IF(ISERROR([.B26]);&quot;Err:&quot;&amp;ORG.OPENOFFICE.ERRORTYPE([.B26])=[.M26];OR([.P26]=[.B26];IF(AND(ISNUMBER([.P26]);ISNUMBER([.B26])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28];[.D28:.F28];0)" office:value-type="float" office:value="0">
            <text:p>#N/A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office:value-type="string">
            <text:p>MATCH (equality)</text:p>
          </table:table-cell>
          <table:table-cell office:value-type="string">
            <text:p>MATCH 0.0</text:p>
          </table:table-cell>
          <table:table-cell table:style-name="ce18" office:value-type="string">
            <text:p>Err:32767</text:p>
          </table:table-cell>
          <table:table-cell/>
          <table:table-cell/>
          <table:table-cell table:style-name="Default" table:formula="of:=IF(ISBLANK([.M28]);[.A28];[.M28])" office:value-type="string" office:string-value="Err:32767">
            <text:p>Err:32767</text:p>
          </table:table-cell>
          <table:table-cell table:style-name="Default" table:formula="of:=IF(ISBLANK([.O28]);IF(ISERROR([.B28]);&quot;Err:&quot;&amp;ORG.OPENOFFICE.ERRORTYPE([.B28])=[.M28];OR([.P28]=[.B28];IF(AND(ISNUMBER([.P28]);ISNUMBER([.B28]));OR(AND([.P28]=0;ABS([.B28])&lt;1E-307);&quot;&quot;&amp;[.B28]=&quot;&quot;&amp;[.P28]))));[.O2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MATCH([.C29];[.D29:.F29];0)" office:value-type="float" office:value="1">
            <text:p>1</text:p>
          </table:table-cell>
          <table:table-cell table:number-columns-repeated="2"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29]);[.A29];[.M29])" office:value-type="float" office:value="1">
            <text:p>1</text:p>
          </table:table-cell>
          <table:table-cell table:style-name="Default" table:formula="of:=IF(ISBLANK([.O29]);IF(ISERROR([.B29]);&quot;Err:&quot;&amp;ORG.OPENOFFICE.ERRORTYPE([.B29])=[.M29];OR([.P29]=[.B29];IF(AND(ISNUMBER([.P29]);ISNUMBER([.B29])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0];[.D30:.F30];0)" office:value-type="float" office:value="0">
            <text:p>#N/A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 office:value-type="string">
            <text:p>Err:32767</text:p>
          </table:table-cell>
          <table:table-cell/>
          <table:table-cell/>
          <table:table-cell table:style-name="Default" table:formula="of:=IF(ISBLANK([.M30]);[.A30];[.M30])" office:value-type="string" office:string-value="Err:32767">
            <text:p>Err:32767</text:p>
          </table:table-cell>
          <table:table-cell table:style-name="Default" table:formula="of:=IF(ISBLANK([.O30]);IF(ISERROR([.B30]);&quot;Err:&quot;&amp;ORG.OPENOFFICE.ERRORTYPE([.B30])=[.M30];OR([.P30]=[.B30];IF(AND(ISNUMBER([.P30]);ISNUMBER([.B30])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1];[.D31:.F31];0)" office:value-type="float" office:value="0">
            <text:p>#N/A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 office:value-type="string">
            <text:p>Err:32767</text:p>
          </table:table-cell>
          <table:table-cell/>
          <table:table-cell/>
          <table:table-cell table:style-name="Default" table:formula="of:=IF(ISBLANK([.M31]);[.A31];[.M31])" office:value-type="string" office:string-value="Err:32767">
            <text:p>Err:32767</text:p>
          </table:table-cell>
          <table:table-cell table:style-name="Default" table:formula="of:=IF(ISBLANK([.O31]);IF(ISERROR([.B31]);&quot;Err:&quot;&amp;ORG.OPENOFFICE.ERRORTYPE([.B31])=[.M31];OR([.P31]=[.B31];IF(AND(ISNUMBER([.P31]);ISNUMBER([.B31])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2];[.D32:.F32];0)" office:value-type="float" office:value="2">
            <text:p>2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32]);[.A32];[.M32])" office:value-type="float" office:value="2">
            <text:p>2</text:p>
          </table:table-cell>
          <table:table-cell table:style-name="Default" table:formula="of:=IF(ISBLANK([.O32]);IF(ISERROR([.B32]);&quot;Err:&quot;&amp;ORG.OPENOFFICE.ERRORTYPE([.B32])=[.M32];OR([.P32]=[.B32];IF(AND(ISNUMBER([.P32]);ISNUMBER([.B32])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3];[.D33:.F33];0)" office:value-type="float" office:value="0">
            <text:p>#N/A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 office:value-type="string">
            <text:p>Err:32767</text:p>
          </table:table-cell>
          <table:table-cell/>
          <table:table-cell/>
          <table:table-cell table:style-name="Default" table:formula="of:=IF(ISBLANK([.M33]);[.A33];[.M33])" office:value-type="string" office:string-value="Err:32767">
            <text:p>Err:32767</text:p>
          </table:table-cell>
          <table:table-cell table:style-name="Default" table:formula="of:=IF(ISBLANK([.O33]);IF(ISERROR([.B33]);&quot;Err:&quot;&amp;ORG.OPENOFFICE.ERRORTYPE([.B33])=[.M33];OR([.P33]=[.B33];IF(AND(ISNUMBER([.P33]);ISNUMBER([.B33])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ATCH([.C34];[.D34:.F34];0)" office:value-type="float" office:value="3">
            <text:p>3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34]);[.A34];[.M34])" office:value-type="float" office:value="3">
            <text:p>3</text:p>
          </table:table-cell>
          <table:table-cell table:style-name="Default" table:formula="of:=IF(ISBLANK([.O34]);IF(ISERROR([.B34]);&quot;Err:&quot;&amp;ORG.OPENOFFICE.ERRORTYPE([.B34])=[.M34];OR([.P34]=[.B34];IF(AND(ISNUMBER([.P34]);ISNUMBER([.B34])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5];[.D35:.F35];0)" office:value-type="float" office:value="0">
            <text:p>#N/A</text:p>
          </table:table-cell>
          <table:table-cell table:style-name="ce8" office:value-type="float" office:value="501">
            <text:p>501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0">
            <text:p>50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 office:value-type="string">
            <text:p>Err:32767</text:p>
          </table:table-cell>
          <table:table-cell/>
          <table:table-cell/>
          <table:table-cell table:style-name="Default" table:formula="of:=IF(ISBLANK([.M35]);[.A35];[.M35])" office:value-type="string" office:string-value="Err:32767">
            <text:p>Err:32767</text:p>
          </table:table-cell>
          <table:table-cell table:style-name="Default" table:formula="of:=IF(ISBLANK([.O35]);IF(ISERROR([.B35]);&quot;Err:&quot;&amp;ORG.OPENOFFICE.ERRORTYPE([.B35])=[.M35];OR([.P35]=[.B35];IF(AND(ISNUMBER([.P35]);ISNUMBER([.B35])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MATCH([.C36];[.D36:.F36];0)" office:value-type="float" office:value="0">
            <text:p>#N/A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 office:value-type="string">
            <text:p>Err:32767</text:p>
          </table:table-cell>
          <table:table-cell/>
          <table:table-cell/>
          <table:table-cell table:style-name="Default" table:formula="of:=IF(ISBLANK([.M36]);[.A36];[.M36])" office:value-type="string" office:string-value="Err:32767">
            <text:p>Err:32767</text:p>
          </table:table-cell>
          <table:table-cell table:style-name="Default" table:formula="of:=IF(ISBLANK([.O36]);IF(ISERROR([.B36]);&quot;Err:&quot;&amp;ORG.OPENOFFICE.ERRORTYPE([.B36])=[.M36];OR([.P36]=[.B36];IF(AND(ISNUMBER([.P36]);ISNUMBER([.B36])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7];[.D37:.F37];0)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37]);[.A37];[.M37])" office:value-type="float" office:value="2">
            <text:p>2</text:p>
          </table:table-cell>
          <table:table-cell table:style-name="Default" table:formula="of:=IF(ISBLANK([.O37]);IF(ISERROR([.B37]);&quot;Err:&quot;&amp;ORG.OPENOFFICE.ERRORTYPE([.B37])=[.M37];OR([.P37]=[.B37];IF(AND(ISNUMBER([.P37]);ISNUMBER([.B37])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MATCH([.C38];[.D38:.F38];0)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38]);[.A38];[.M38])" office:value-type="float" office:value="2">
            <text:p>2</text:p>
          </table:table-cell>
          <table:table-cell table:style-name="Default" table:formula="of:=IF(ISBLANK([.O38]);IF(ISERROR([.B38]);&quot;Err:&quot;&amp;ORG.OPENOFFICE.ERRORTYPE([.B38])=[.M38];OR([.P38]=[.B38];IF(AND(ISNUMBER([.P38]);ISNUMBER([.B38])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1007"/>
        </table:table-row>
        <table:table-row table:style-name="ro3" table:number-rows-repeated="2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C41:.E41];2)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office:value-type="string">
            <text:p>INDEX (1-dim)</text:p>
          </table:table-cell>
          <table:table-cell office:value-type="string">
            <text:p>INDEX</text:p>
          </table:table-cell>
          <table:table-cell table:style-name="ce19"/>
          <table:table-cell/>
          <table:table-cell/>
          <table:table-cell table:style-name="Default" table:formula="of:=IF(ISBLANK([.M41]);[.A41];[.M41])" office:value-type="float" office:value="6">
            <text:p>6</text:p>
          </table:table-cell>
          <table:table-cell table:style-name="Default" table:formula="of:=IF(ISBLANK([.O41]);IF(ISERROR([.B41]);&quot;Err:&quot;&amp;ORG.OPENOFFICE.ERRORTYPE([.B41])=[.M41];OR([.P41]=[.B41];IF(AND(ISNUMBER([.P41]);ISNUMBER([.B41])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42:.E42];2)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2]);[.A42];[.M42])" office:value-type="float" office:value="9">
            <text:p>9</text:p>
          </table:table-cell>
          <table:table-cell table:style-name="Default" table:formula="of:=IF(ISBLANK([.O42]);IF(ISERROR([.B42]);&quot;Err:&quot;&amp;ORG.OPENOFFICE.ERRORTYPE([.B42])=[.M42];OR([.P42]=[.B42];IF(AND(ISNUMBER([.P42]);ISNUMBER([.B42])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44:.F44];[.C44])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4]);[.A44];[.M44])" office:value-type="float" office:value="5">
            <text:p>5</text:p>
          </table:table-cell>
          <table:table-cell table:style-name="Default" table:formula="of:=IF(ISBLANK([.O44]);IF(ISERROR([.B44]);&quot;Err:&quot;&amp;ORG.OPENOFFICE.ERRORTYPE([.B44])=[.M44];OR([.P44]=[.B44];IF(AND(ISNUMBER([.P44]);ISNUMBER([.B44])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INDEX([.D45:.F45];[.C45])" office:value-type="float" office:value="8">
            <text:p>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5]);[.A45];[.M45])" office:value-type="float" office:value="8">
            <text:p>8</text:p>
          </table:table-cell>
          <table:table-cell table:style-name="Default" table:formula="of:=IF(ISBLANK([.O45]);IF(ISERROR([.B45]);&quot;Err:&quot;&amp;ORG.OPENOFFICE.ERRORTYPE([.B45])=[.M45];OR([.P45]=[.B45];IF(AND(ISNUMBER([.P45]);ISNUMBER([.B45])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INDEX([.D46:.F46];[.C46])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46]);[.A46];[.M46])" office:value-type="float" office:value="6">
            <text:p>6</text:p>
          </table:table-cell>
          <table:table-cell table:style-name="Default" table:formula="of:=IF(ISBLANK([.O46]);IF(ISERROR([.B46]);&quot;Err:&quot;&amp;ORG.OPENOFFICE.ERRORTYPE([.B46])=[.M46];OR([.P46]=[.B46];IF(AND(ISNUMBER([.P46]);ISNUMBER([.B46])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7:.F47];[.C47])" office:value-type="float" office:value="0">
            <text:p>#VALUE!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 office:value-type="string">
            <text:p>Err:519</text:p>
          </table:table-cell>
          <table:table-cell/>
          <table:table-cell/>
          <table:table-cell table:style-name="Default" table:formula="of:=IF(ISBLANK([.M47]);[.A47];[.M47])" office:value-type="string" office:string-value="Err:519">
            <text:p>Err:519</text:p>
          </table:table-cell>
          <table:table-cell table:style-name="Default" table:formula="of:=IF(ISBLANK([.O47]);IF(ISERROR([.B47]);&quot;Err:&quot;&amp;ORG.OPENOFFICE.ERRORTYPE([.B47])=[.M47];OR([.P47]=[.B47];IF(AND(ISNUMBER([.P47]);ISNUMBER([.B47])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D48:.F48];[.C48])" office:value-type="float" office:value="0">
            <text:p>Err:50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48]);[.A48];[.M48])" office:value-type="string" office:string-value="Err:502">
            <text:p>Err:502</text:p>
          </table:table-cell>
          <table:table-cell table:style-name="Default" table:formula="of:=IF(ISBLANK([.O48]);IF(ISERROR([.B48]);&quot;Err:&quot;&amp;ORG.OPENOFFICE.ERRORTYPE([.B48])=[.M48];OR([.P48]=[.B48];IF(AND(ISNUMBER([.P48]);ISNUMBER([.B48])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f:=INDEX([.D50:.F50];[.C50])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table:number-columns-repeated="6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50]);[.A50];[.M50])" office:value-type="float" office:value="0">
            <text:p>0</text:p>
          </table:table-cell>
          <table:table-cell table:style-name="Default" table:formula="of:=IF(ISBLANK([.O50]);IF(ISERROR([.B50]);&quot;Err:&quot;&amp;ORG.OPENOFFICE.ERRORTYPE([.B50])=[.M50];OR([.P50]=[.B50];IF(AND(ISNUMBER([.P50]);ISNUMBER([.B50])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INDEX([.D51:.F51];[.C51])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table:number-columns-repeated="4"/>
          <table:table-cell office:value-type="float" office:value="4">
            <text:p>4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51]);[.A51];[.M51])" office:value-type="float" office:value="5">
            <text:p>5</text:p>
          </table:table-cell>
          <table:table-cell table:style-name="Default" table:formula="of:=IF(ISBLANK([.O51]);IF(ISERROR([.B51]);&quot;Err:&quot;&amp;ORG.OPENOFFICE.ERRORTYPE([.B51])=[.M51];OR([.P51]=[.B51];IF(AND(ISNUMBER([.P51]);ISNUMBER([.B51])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53:.E54];2;2)" office:value-type="float" office:value="9">
            <text:p>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office:value-type="string">
            <text:p>INDEX (2-dim)</text:p>
          </table:table-cell>
          <table:table-cell/>
          <table:table-cell table:style-name="ce18"/>
          <table:table-cell/>
          <table:table-cell/>
          <table:table-cell table:style-name="Default" table:formula="of:=IF(ISBLANK([.M53]);[.A53];[.M53])" office:value-type="float" office:value="9">
            <text:p>9</text:p>
          </table:table-cell>
          <table:table-cell table:style-name="Default" table:formula="of:=IF(ISBLANK([.O53]);IF(ISERROR([.B53]);&quot;Err:&quot;&amp;ORG.OPENOFFICE.ERRORTYPE([.B53])=[.M53];OR([.P53]=[.B53];IF(AND(ISNUMBER([.P53]);ISNUMBER([.B53])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9">
            <text:p>9</text:p>
          </table:table-cell>
          <table:table-cell table:formula="of:=INDEX([.C54:.E54];1;2)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54]);[.A54];[.M54])" office:value-type="float" office:value="9">
            <text:p>9</text:p>
          </table:table-cell>
          <table:table-cell table:style-name="Default" table:formula="of:=IF(ISBLANK([.O54]);IF(ISERROR([.B54]);&quot;Err:&quot;&amp;ORG.OPENOFFICE.ERRORTYPE([.B54])=[.M54];OR([.P54]=[.B54];IF(AND(ISNUMBER([.P54]);ISNUMBER([.B54])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56:.G$57];[.C56];[.D56])" office:value-type="float" office:value="11">
            <text:p>1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/>
          <table:table-cell table:style-name="ce8" office:value-type="float" office:value="11">
            <text:p>11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56]);[.A56];[.M56])" office:value-type="float" office:value="11">
            <text:p>11</text:p>
          </table:table-cell>
          <table:table-cell table:style-name="Default" table:formula="of:=IF(ISBLANK([.O56]);IF(ISERROR([.B56]);&quot;Err:&quot;&amp;ORG.OPENOFFICE.ERRORTYPE([.B56])=[.M56];OR([.P56]=[.B56];IF(AND(ISNUMBER([.P56]);ISNUMBER([.B56])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INDEX([.F$56:.G$57];[.C57];[.D57])" office:value-type="float" office:value="13">
            <text:p>1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57]);[.A57];[.M57])" office:value-type="float" office:value="13">
            <text:p>13</text:p>
          </table:table-cell>
          <table:table-cell table:style-name="Default" table:formula="of:=IF(ISBLANK([.O57]);IF(ISERROR([.B57]);&quot;Err:&quot;&amp;ORG.OPENOFFICE.ERRORTYPE([.B57])=[.M57];OR([.P57]=[.B57];IF(AND(ISNUMBER([.P57]);ISNUMBER([.B57])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F$56:.G$57];[.C58];[.D58])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58]);[.A58];[.M58])" office:value-type="float" office:value="12">
            <text:p>12</text:p>
          </table:table-cell>
          <table:table-cell table:style-name="Default" table:formula="of:=IF(ISBLANK([.O58]);IF(ISERROR([.B58]);&quot;Err:&quot;&amp;ORG.OPENOFFICE.ERRORTYPE([.B58])=[.M58];OR([.P58]=[.B58];IF(AND(ISNUMBER([.P58]);ISNUMBER([.B58])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56:.G$57];[.C59];[.D59])" office:value-type="float" office:value="14">
            <text:p>14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59]);[.A59];[.M59])" office:value-type="float" office:value="14">
            <text:p>14</text:p>
          </table:table-cell>
          <table:table-cell table:style-name="Default" table:formula="of:=IF(ISBLANK([.O59]);IF(ISERROR([.B59]);&quot;Err:&quot;&amp;ORG.OPENOFFICE.ERRORTYPE([.B59])=[.M59];OR([.P59]=[.B59];IF(AND(ISNUMBER([.P59]);ISNUMBER([.B59])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C61:.D62];1;1)" office:value-type="float" office:value="11">
            <text:p>1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61]);[.A61];[.M61])" office:value-type="float" office:value="11">
            <text:p>11</text:p>
          </table:table-cell>
          <table:table-cell table:style-name="Default" table:formula="of:=IF(ISBLANK([.O61]);IF(ISERROR([.B61]);&quot;Err:&quot;&amp;ORG.OPENOFFICE.ERRORTYPE([.B61])=[.M61];OR([.P61]=[.B61];IF(AND(ISNUMBER([.P61]);ISNUMBER([.B61])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C62:.D62];1;1)" office:value-type="float" office:value="12">
            <text:p>1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62]);[.A62];[.M62])" office:value-type="float" office:value="12">
            <text:p>12</text:p>
          </table:table-cell>
          <table:table-cell table:style-name="Default" table:formula="of:=IF(ISBLANK([.O62]);IF(ISERROR([.B62]);&quot;Err:&quot;&amp;ORG.OPENOFFICE.ERRORTYPE([.B62])=[.M62];OR([.P62]=[.B62];IF(AND(ISNUMBER([.P62]);ISNUMBER([.B62])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F$64:.G$65];[.C64];[.D64])" office:value-type="float" office:value="11">
            <text:p>1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/>
          <table:table-cell table:style-name="ce8" office:value-type="float" office:value="11">
            <text:p>11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64]);[.A64];[.M64])" office:value-type="float" office:value="11">
            <text:p>11</text:p>
          </table:table-cell>
          <table:table-cell table:style-name="Default" table:formula="of:=IF(ISBLANK([.O64]);IF(ISERROR([.B64]);&quot;Err:&quot;&amp;ORG.OPENOFFICE.ERRORTYPE([.B64])=[.M64];OR([.P64]=[.B64];IF(AND(ISNUMBER([.P64]);ISNUMBER([.B64])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4">
            <text:p>14</text:p>
          </table:table-cell>
          <table:table-cell table:formula="of:=INDEX([.F$65:.G$65];[.C65];[.D65])" office:value-type="float" office:value="14">
            <text:p>1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65]);[.A65];[.M65])" office:value-type="float" office:value="14">
            <text:p>14</text:p>
          </table:table-cell>
          <table:table-cell table:style-name="Default" table:formula="of:=IF(ISBLANK([.O65]);IF(ISERROR([.B65]);&quot;Err:&quot;&amp;ORG.OPENOFFICE.ERRORTYPE([.B65])=[.M65];OR([.P65]=[.B65];IF(AND(ISNUMBER([.P65]);ISNUMBER([.B65])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67:.G67];[.D67];[.C67])" office:value-type="float" office:value="0">
            <text:p>Err:50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2"/>
          <table:table-cell office:value-type="float" office:value="2">
            <text:p>2</text:p>
          </table:table-cell>
          <table:table-cell office:value-type="string">
            <text:p>INDEX (1-dim, 2-idx)</text:p>
          </table:table-cell>
          <table:table-cell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67]);[.A67];[.M67])" office:value-type="string" office:string-value="Err:502">
            <text:p>Err:502</text:p>
          </table:table-cell>
          <table:table-cell table:style-name="Default" table:formula="of:=IF(ISBLANK([.O67]);IF(ISERROR([.B67]);&quot;Err:&quot;&amp;ORG.OPENOFFICE.ERRORTYPE([.B67])=[.M67];OR([.P67]=[.B67];IF(AND(ISNUMBER([.P67]);ISNUMBER([.B67])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8:.G68];0;[.C68])" office:value-type="float" office:value="11">
            <text:p>11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68]);[.A68];[.M68])" office:value-type="float" office:value="11">
            <text:p>11</text:p>
          </table:table-cell>
          <table:table-cell table:style-name="Default" table:formula="of:=IF(ISBLANK([.O68]);IF(ISERROR([.B68]);&quot;Err:&quot;&amp;ORG.OPENOFFICE.ERRORTYPE([.B68])=[.M68];OR([.P68]=[.B68];IF(AND(ISNUMBER([.P68]);ISNUMBER([.B68])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69:.G69];[.D69];[.C69])" office:value-type="float" office:value="11">
            <text:p>1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69]);[.A69];[.M69])" office:value-type="float" office:value="11">
            <text:p>11</text:p>
          </table:table-cell>
          <table:table-cell table:style-name="Default" table:formula="of:=IF(ISBLANK([.O69]);IF(ISERROR([.B69]);&quot;Err:&quot;&amp;ORG.OPENOFFICE.ERRORTYPE([.B69])=[.M69];OR([.P69]=[.B69];IF(AND(ISNUMBER([.P69]);ISNUMBER([.B69])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70:.G70];[.D70];[.C70])" office:value-type="float" office:value="0">
            <text:p>Err:502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70]);[.A70];[.M70])" office:value-type="string" office:string-value="Err:502">
            <text:p>Err:502</text:p>
          </table:table-cell>
          <table:table-cell table:style-name="Default" table:formula="of:=IF(ISBLANK([.O70]);IF(ISERROR([.B70]);&quot;Err:&quot;&amp;ORG.OPENOFFICE.ERRORTYPE([.B70])=[.M70];OR([.P70]=[.B70];IF(AND(ISNUMBER([.P70]);ISNUMBER([.B70])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2:.E$74];[.C72];[.D72])" office:value-type="float" office:value="0">
            <text:p>Err:50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10">
            <text:p>10</text:p>
          </table:table-cell>
          <table:table-cell table:style-name="ce8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72]);[.A72];[.M72])" office:value-type="string" office:string-value="Err:502">
            <text:p>Err:502</text:p>
          </table:table-cell>
          <table:table-cell table:style-name="Default" table:formula="of:=IF(ISBLANK([.O72]);IF(ISERROR([.B72]);&quot;Err:&quot;&amp;ORG.OPENOFFICE.ERRORTYPE([.B72])=[.M72];OR([.P72]=[.B72];IF(AND(ISNUMBER([.P72]);ISNUMBER([.B72])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72:.E$74];[.C73];0)" office:value-type="float" office:value="11">
            <text:p>11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1">
            <text:p>11</text:p>
          </table:table-cell>
          <table:table-cell table:style-name="ce8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73]);[.A73];[.M73])" office:value-type="float" office:value="11">
            <text:p>11</text:p>
          </table:table-cell>
          <table:table-cell table:style-name="Default" table:formula="of:=IF(ISBLANK([.O73]);IF(ISERROR([.B73]);&quot;Err:&quot;&amp;ORG.OPENOFFICE.ERRORTYPE([.B73])=[.M73];OR([.P73]=[.B73];IF(AND(ISNUMBER([.P73]);ISNUMBER([.B73])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72:.E$74];[.C74];[.D74])" office:value-type="float" office:value="11">
            <text:p>1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4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74]);[.A74];[.M74])" office:value-type="float" office:value="11">
            <text:p>11</text:p>
          </table:table-cell>
          <table:table-cell table:style-name="Default" table:formula="of:=IF(ISBLANK([.O74]);IF(ISERROR([.B74]);&quot;Err:&quot;&amp;ORG.OPENOFFICE.ERRORTYPE([.B74])=[.M74];OR([.P74]=[.B74];IF(AND(ISNUMBER([.P74]);ISNUMBER([.B74])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2:.E$74];[.C75];[.D75])" office:value-type="float" office:value="0">
            <text:p>Err:502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75]);[.A75];[.M75])" office:value-type="string" office:string-value="Err:502">
            <text:p>Err:502</text:p>
          </table:table-cell>
          <table:table-cell table:style-name="Default" table:formula="of:=IF(ISBLANK([.O75]);IF(ISERROR([.B75]);&quot;Err:&quot;&amp;ORG.OPENOFFICE.ERRORTYPE([.B75])=[.M75];OR([.P75]=[.B75];IF(AND(ISNUMBER([.P75]);ISNUMBER([.B75])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9:.F$80];[.C77];1)" office:value-type="float" office:value="0">
            <text:p>Err:502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77]);[.A77];[.M77])" office:value-type="string" office:string-value="Err:502">
            <text:p>Err:502</text:p>
          </table:table-cell>
          <table:table-cell table:style-name="Default" table:formula="of:=IF(ISBLANK([.O77]);IF(ISERROR([.B77]);&quot;Err:&quot;&amp;ORG.OPENOFFICE.ERRORTYPE([.B77])=[.M77];OR([.P77]=[.B77];IF(AND(ISNUMBER([.P77]);ISNUMBER([.B77])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9:.F$80];[.C78];1)" office:value-type="float" office:value="0">
            <text:p>#VALUE!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8" office:value-type="string">
            <text:p>Err:519</text:p>
          </table:table-cell>
          <table:table-cell/>
          <table:table-cell/>
          <table:table-cell table:style-name="Default" table:formula="of:=IF(ISBLANK([.M78]);[.A78];[.M78])" office:value-type="string" office:string-value="Err:519">
            <text:p>Err:519</text:p>
          </table:table-cell>
          <table:table-cell table:style-name="Default" table:formula="of:=IF(ISBLANK([.O78]);IF(ISERROR([.B78]);&quot;Err:&quot;&amp;ORG.OPENOFFICE.ERRORTYPE([.B78])=[.M78];OR([.P78]=[.B78];IF(AND(ISNUMBER([.P78]);ISNUMBER([.B78])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INDEX([.E$79:.F$80];[.C79];1)" office:value-type="float" office:value="11">
            <text:p>11</text:p>
          </table:table-cell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1">
            <text:p>11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79]);[.A79];[.M79])" office:value-type="float" office:value="11">
            <text:p>11</text:p>
          </table:table-cell>
          <table:table-cell table:style-name="Default" table:formula="of:=IF(ISBLANK([.O79]);IF(ISERROR([.B79]);&quot;Err:&quot;&amp;ORG.OPENOFFICE.ERRORTYPE([.B79])=[.M79];OR([.P79]=[.B79];IF(AND(ISNUMBER([.P79]);ISNUMBER([.B79])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INDEX([.E$79:.F$80];[.C80];1)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2">
            <text:p>12</text:p>
          </table:table-cell>
          <table:table-cell table:style-name="ce8" office:value-type="float" office:value="14">
            <text:p>14</text:p>
          </table:table-cell>
          <table:table-cell table:style-name="ce8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80]);[.A80];[.M80])" office:value-type="float" office:value="12">
            <text:p>12</text:p>
          </table:table-cell>
          <table:table-cell table:style-name="Default" table:formula="of:=IF(ISBLANK([.O80]);IF(ISERROR([.B80]);&quot;Err:&quot;&amp;ORG.OPENOFFICE.ERRORTYPE([.B80])=[.M80];OR([.P80]=[.B80];IF(AND(ISNUMBER([.P80]);ISNUMBER([.B80])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INDEX([.E$79:.F$80];[.C81];1)" office:value-type="float" office:value="0">
            <text:p>Err:502</text:p>
          </table:table-cell>
          <table:table-cell table:style-name="ce8" office:value-type="float" office:value="3">
            <text:p>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81]);[.A81];[.M81])" office:value-type="string" office:string-value="Err:502">
            <text:p>Err:502</text:p>
          </table:table-cell>
          <table:table-cell table:style-name="Default" table:formula="of:=IF(ISBLANK([.O81]);IF(ISERROR([.B81]);&quot;Err:&quot;&amp;ORG.OPENOFFICE.ERRORTYPE([.B81])=[.M81];OR([.P81]=[.B81];IF(AND(ISNUMBER([.P81]);ISNUMBER([.B81])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string">
            <text:p>one</text:p>
          </table:table-cell>
          <table:table-cell table:formula="of:=INDEX([.D83:.E83];[.C83])" office:value-type="string" office:string-value="one">
            <text:p>on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one</text:p>
          </table:table-cell>
          <table:table-cell table:style-name="ce8" office:value-type="string">
            <text:p>two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office:value-type="string">
            <text:p>INDEX (return string)</text:p>
          </table:table-cell>
          <table:table-cell/>
          <table:table-cell table:style-name="ce19"/>
          <table:table-cell/>
          <table:table-cell/>
          <table:table-cell table:style-name="Default" table:formula="of:=IF(ISBLANK([.M83]);[.A83];[.M83])" office:value-type="string" office:string-value="one">
            <text:p>one</text:p>
          </table:table-cell>
          <table:table-cell table:style-name="Default" table:formula="of:=IF(ISBLANK([.O83]);IF(ISERROR([.B83]);&quot;Err:&quot;&amp;ORG.OPENOFFICE.ERRORTYPE([.B83])=[.M83];OR([.P83]=[.B83];IF(AND(ISNUMBER([.P83]);ISNUMBER([.B83])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two</text:p>
          </table:table-cell>
          <table:table-cell table:formula="of:=INDEX([.D84:.E84];[.C84])" office:value-type="string" office:string-value="two">
            <text:p>two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one</text:p>
          </table:table-cell>
          <table:table-cell table:style-name="ce8" office:value-type="string">
            <text:p>two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84]);[.A84];[.M84])" office:value-type="string" office:string-value="two">
            <text:p>two</text:p>
          </table:table-cell>
          <table:table-cell table:style-name="Default" table:formula="of:=IF(ISBLANK([.O84]);IF(ISERROR([.B84]);&quot;Err:&quot;&amp;ORG.OPENOFFICE.ERRORTYPE([.B84])=[.M84];OR([.P84]=[.B84];IF(AND(ISNUMBER([.P84]);ISNUMBER([.B84])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Default" table:formula="of:=INDEX([.F86:.G86];[.H86])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table:formula="of:=INDEX([.C86:.D86];[.E86])" office:value-type="float" office:value="1">
            <text:p>1</text:p>
          </table:table-cell>
          <table:table-cell table:style-name="ce9" table:formula="of:=INDEX([.E86:.E86];[.D86])" office:value-type="float" office:value="2">
            <text:p>2</text:p>
          </table:table-cell>
          <table:table-cell table:style-name="Default" table:formula="of:=INDEX([.D86:.E86];[.C86])" office:value-type="float" office:value="2">
            <text:p>2</text:p>
          </table:table-cell>
          <table:table-cell table:style-name="ce9"/>
          <table:table-cell table:style-name="ce15" office:value-type="float" office:value="3">
            <text:p>3</text:p>
          </table:table-cell>
          <table:table-cell table:style-name="Default" office:value-type="string">
            <text:p>INDEX (nested)</text:p>
          </table:table-cell>
          <table:table-cell table:style-name="Default"/>
          <table:table-cell table:style-name="ce20"/>
          <table:table-cell table:style-name="Default"/>
          <table:table-cell table:style-name="Default"/>
          <table:table-cell table:style-name="Default" table:formula="of:=IF(ISBLANK([.M86]);[.A86];[.M86])" office:value-type="float" office:value="2">
            <text:p>2</text:p>
          </table:table-cell>
          <table:table-cell table:style-name="Default" table:formula="of:=IF(ISBLANK([.O86]);IF(ISERROR([.B86]);&quot;Err:&quot;&amp;ORG.OPENOFFICE.ERRORTYPE([.B86])=[.M86];OR([.P86]=[.B86];IF(AND(ISNUMBER([.P86]);ISNUMBER([.B86]));OR(AND([.P86]=0;ABS([.B86])&lt;1E-307);&quot;&quot;&amp;[.B86]=&quot;&quot;&amp;[.P86]))));[.O86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3">
          <table:table-cell table:style-name="ce3"/>
          <table:table-cell table:style-name="Default"/>
          <table:table-cell table:style-name="ce9" table:number-columns-repeated="7"/>
          <table:table-cell table:style-name="ce15"/>
          <table:table-cell table:style-name="Default" table:number-columns-repeated="2"/>
          <table:table-cell table:style-name="ce20"/>
          <table:table-cell table:style-name="Default" table:number-columns-repeated="243"/>
          <table:table-cell table:number-columns-repeated="768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88];[.D88:.F88];[.G88:.I88])" office:value-type="float" office:value="12">
            <text:p>1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LOOKUP (vectors horiz.)</text:p>
          </table:table-cell>
          <table:table-cell office:value-type="string">
            <text:p>LOOKUP</text:p>
          </table:table-cell>
          <table:table-cell table:style-name="ce18"/>
          <table:table-cell/>
          <table:table-cell/>
          <table:table-cell table:style-name="Default" table:formula="of:=IF(ISBLANK([.M88]);[.A88];[.M88])" office:value-type="float" office:value="12">
            <text:p>12</text:p>
          </table:table-cell>
          <table:table-cell table:style-name="Default" table:formula="of:=IF(ISBLANK([.O88]);IF(ISERROR([.B88]);&quot;Err:&quot;&amp;ORG.OPENOFFICE.ERRORTYPE([.B88])=[.M88];OR([.P88]=[.B88];IF(AND(ISNUMBER([.P88]);ISNUMBER([.B88]));OR(AND([.P88]=0;ABS([.B88])&lt;1E-307);&quot;&quot;&amp;[.B88]=&quot;&quot;&amp;[.P88]))));[.O8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89];[.D89:.F89];[.G89:.I89])" office:value-type="float" office:value="11">
            <text:p>1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89]);[.A89];[.M89])" office:value-type="float" office:value="11">
            <text:p>11</text:p>
          </table:table-cell>
          <table:table-cell table:style-name="Default" table:formula="of:=IF(ISBLANK([.O89]);IF(ISERROR([.B89]);&quot;Err:&quot;&amp;ORG.OPENOFFICE.ERRORTYPE([.B89])=[.M89];OR([.P89]=[.B89];IF(AND(ISNUMBER([.P89]);ISNUMBER([.B89])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90];[.D90:.F90];[.G90:.I90])" office:value-type="float" office:value="12">
            <text:p>1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90]);[.A90];[.M90])" office:value-type="float" office:value="12">
            <text:p>12</text:p>
          </table:table-cell>
          <table:table-cell table:style-name="Default" table:formula="of:=IF(ISBLANK([.O90]);IF(ISERROR([.B90]);&quot;Err:&quot;&amp;ORG.OPENOFFICE.ERRORTYPE([.B90])=[.M90];OR([.P90]=[.B90];IF(AND(ISNUMBER([.P90]);ISNUMBER([.B90]));OR(AND([.P90]=0;ABS([.B90])&lt;1E-307);&quot;&quot;&amp;[.B90]=&quot;&quot;&amp;[.P90]))));[.O9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91];[.D91:.F91];[.G91:.I91])" office:value-type="float" office:value="0">
            <text:p>#N/A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18" office:value-type="string">
            <text:p>Err:32767</text:p>
          </table:table-cell>
          <table:table-cell/>
          <table:table-cell/>
          <table:table-cell table:style-name="Default" table:formula="of:=IF(ISBLANK([.M91]);[.A91];[.M91])" office:value-type="string" office:string-value="Err:32767">
            <text:p>Err:32767</text:p>
          </table:table-cell>
          <table:table-cell table:style-name="Default" table:formula="of:=IF(ISBLANK([.O91]);IF(ISERROR([.B91]);&quot;Err:&quot;&amp;ORG.OPENOFFICE.ERRORTYPE([.B91])=[.M91];OR([.P91]=[.B91];IF(AND(ISNUMBER([.P91]);ISNUMBER([.B91]));OR(AND([.P91]=0;ABS([.B91])&lt;1E-307);&quot;&quot;&amp;[.B91]=&quot;&quot;&amp;[.P91]))));[.O91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LOOKUP([.C93];[.D$93:.D$95];[.E$93:.E$95])" office:value-type="float" office:value="11">
            <text:p>1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office:value-type="string">
            <text:p>LOOKUP (vectors vert.)</text:p>
          </table:table-cell>
          <table:table-cell/>
          <table:table-cell table:style-name="ce18"/>
          <table:table-cell/>
          <table:table-cell/>
          <table:table-cell table:style-name="Default" table:formula="of:=IF(ISBLANK([.M93]);[.A93];[.M93])" office:value-type="float" office:value="11">
            <text:p>11</text:p>
          </table:table-cell>
          <table:table-cell table:style-name="Default" table:formula="of:=IF(ISBLANK([.O93]);IF(ISERROR([.B93]);&quot;Err:&quot;&amp;ORG.OPENOFFICE.ERRORTYPE([.B93])=[.M93];OR([.P93]=[.B93];IF(AND(ISNUMBER([.P93]);ISNUMBER([.B93])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94];[.D$93:.D$95];[.E$93:.E$95])" office:value-type="float" office:value="12">
            <text:p>12</text:p>
          </table:table-cell>
          <table:table-cell table:number-columns-repeated="2"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94]);[.A94];[.M94])" office:value-type="float" office:value="12">
            <text:p>12</text:p>
          </table:table-cell>
          <table:table-cell table:style-name="Default" table:formula="of:=IF(ISBLANK([.O94]);IF(ISERROR([.B94]);&quot;Err:&quot;&amp;ORG.OPENOFFICE.ERRORTYPE([.B94])=[.M94];OR([.P94]=[.B94];IF(AND(ISNUMBER([.P94]);ISNUMBER([.B94]));OR(AND([.P94]=0;ABS([.B94])&lt;1E-307);&quot;&quot;&amp;[.B94]=&quot;&quot;&amp;[.P94]))));[.O9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LOOKUP([.C95];[.D$93:.D$95];[.E$93:.E$95])" office:value-type="float" office:value="12">
            <text:p>1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4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95]);[.A95];[.M95])" office:value-type="float" office:value="12">
            <text:p>12</text:p>
          </table:table-cell>
          <table:table-cell table:style-name="Default" table:formula="of:=IF(ISBLANK([.O95]);IF(ISERROR([.B95]);&quot;Err:&quot;&amp;ORG.OPENOFFICE.ERRORTYPE([.B95])=[.M95];OR([.P95]=[.B95];IF(AND(ISNUMBER([.P95]);ISNUMBER([.B95]));OR(AND([.P95]=0;ABS([.B95])&lt;1E-307);&quot;&quot;&amp;[.B95]=&quot;&quot;&amp;[.P95]))));[.O9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NA</text:p>
          </table:table-cell>
          <table:table-cell table:formula="of:=LOOKUP([.C96];[.D$93:.D$95];[.E$93:.E$95])" office:value-type="float" office:value="0">
            <text:p>#N/A</text:p>
          </table:table-cell>
          <table:table-cell table:style-name="ce8" office:value-type="float" office:value="9">
            <text:p>9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8" office:value-type="string">
            <text:p>Err:32767</text:p>
          </table:table-cell>
          <table:table-cell/>
          <table:table-cell/>
          <table:table-cell table:style-name="Default" table:formula="of:=IF(ISBLANK([.M96]);[.A96];[.M96])" office:value-type="string" office:string-value="Err:32767">
            <text:p>Err:32767</text:p>
          </table:table-cell>
          <table:table-cell table:style-name="Default" table:formula="of:=IF(ISBLANK([.O96]);IF(ISERROR([.B96]);&quot;Err:&quot;&amp;ORG.OPENOFFICE.ERRORTYPE([.B96])=[.M96];OR([.P96]=[.B96];IF(AND(ISNUMBER([.P96]);ISNUMBER([.B96])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98];[.D$98:.G$100])" office:value-type="float" office:value="22">
            <text:p>22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0">
            <text:p>40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office:value-type="string">
            <text:p>LOOKUP (array horiz)</text:p>
          </table:table-cell>
          <table:table-cell/>
          <table:table-cell table:style-name="ce19"/>
          <table:table-cell/>
          <table:table-cell/>
          <table:table-cell table:style-name="Default" table:formula="of:=IF(ISBLANK([.M98]);[.A98];[.M98])" office:value-type="float" office:value="22">
            <text:p>22</text:p>
          </table:table-cell>
          <table:table-cell table:style-name="Default" table:formula="of:=IF(ISBLANK([.O98]);IF(ISERROR([.B98]);&quot;Err:&quot;&amp;ORG.OPENOFFICE.ERRORTYPE([.B98])=[.M98];OR([.P98]=[.B98];IF(AND(ISNUMBER([.P98]);ISNUMBER([.B98])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99];[.D$98:.G$100])" office:value-type="float" office:value="23">
            <text:p>23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99]);[.A99];[.M99])" office:value-type="float" office:value="23">
            <text:p>23</text:p>
          </table:table-cell>
          <table:table-cell table:style-name="Default" table:formula="of:=IF(ISBLANK([.O99]);IF(ISERROR([.B99]);&quot;Err:&quot;&amp;ORG.OPENOFFICE.ERRORTYPE([.B99])=[.M99];OR([.P99]=[.B99];IF(AND(ISNUMBER([.P99]);ISNUMBER([.B99]));OR(AND([.P99]=0;ABS([.B99])&lt;1E-307);&quot;&quot;&amp;[.B99]=&quot;&quot;&amp;[.P99]))));[.O9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100];[.D$98:.G$100])" office:value-type="float" office:value="23">
            <text:p>23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">
            <text:p>24</text:p>
          </table:table-cell>
          <table:table-cell table:style-name="ce8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9"/>
          <table:table-cell/>
          <table:table-cell/>
          <table:table-cell table:style-name="Default" table:formula="of:=IF(ISBLANK([.M100]);[.A100];[.M100])" office:value-type="float" office:value="23">
            <text:p>23</text:p>
          </table:table-cell>
          <table:table-cell table:style-name="Default" table:formula="of:=IF(ISBLANK([.O100]);IF(ISERROR([.B100]);&quot;Err:&quot;&amp;ORG.OPENOFFICE.ERRORTYPE([.B100])=[.M100];OR([.P100]=[.B100];IF(AND(ISNUMBER([.P100]);ISNUMBER([.B100]));OR(AND([.P100]=0;ABS([.B100])&lt;1E-307);&quot;&quot;&amp;[.B100]=&quot;&quot;&amp;[.P100]))));[.O100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102];[.D$102:.F$104])" office:value-type="float" office:value="21">
            <text:p>2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1">
            <text:p>2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office:value-type="string">
            <text:p>LOOKUP (array square)</text:p>
          </table:table-cell>
          <table:table-cell/>
          <table:table-cell table:style-name="ce18"/>
          <table:table-cell/>
          <table:table-cell/>
          <table:table-cell table:style-name="Default" table:formula="of:=IF(ISBLANK([.M102]);[.A102];[.M102])" office:value-type="float" office:value="21">
            <text:p>21</text:p>
          </table:table-cell>
          <table:table-cell table:style-name="Default" table:formula="of:=IF(ISBLANK([.O102]);IF(ISERROR([.B102]);&quot;Err:&quot;&amp;ORG.OPENOFFICE.ERRORTYPE([.B102])=[.M102];OR([.P102]=[.B102];IF(AND(ISNUMBER([.P102]);ISNUMBER([.B102])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3];[.D$102:.F$104])" office:value-type="float" office:value="22">
            <text:p>22</text:p>
          </table:table-cell>
          <table:table-cell table:number-columns-repeated="2"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2">
            <text:p>22</text:p>
          </table:table-cell>
          <table:table-cell table:style-name="ce8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03]);[.A103];[.M103])" office:value-type="float" office:value="22">
            <text:p>22</text:p>
          </table:table-cell>
          <table:table-cell table:style-name="Default" table:formula="of:=IF(ISBLANK([.O103]);IF(ISERROR([.B103]);&quot;Err:&quot;&amp;ORG.OPENOFFICE.ERRORTYPE([.B103])=[.M103];OR([.P103]=[.B103];IF(AND(ISNUMBER([.P103]);ISNUMBER([.B103]));OR(AND([.P103]=0;ABS([.B103])&lt;1E-307);&quot;&quot;&amp;[.B103]=&quot;&quot;&amp;[.P103]))));[.O10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4];[.D$102:.F$104])" office:value-type="float" office:value="22">
            <text:p>2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3">
            <text:p>23</text:p>
          </table:table-cell>
          <table:table-cell table:style-name="ce8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04]);[.A104];[.M104])" office:value-type="float" office:value="22">
            <text:p>22</text:p>
          </table:table-cell>
          <table:table-cell table:style-name="Default" table:formula="of:=IF(ISBLANK([.O104]);IF(ISERROR([.B104]);&quot;Err:&quot;&amp;ORG.OPENOFFICE.ERRORTYPE([.B104])=[.M104];OR([.P104]=[.B104];IF(AND(ISNUMBER([.P104]);ISNUMBER([.B104]));OR(AND([.P104]=0;ABS([.B104])&lt;1E-307);&quot;&quot;&amp;[.B104]=&quot;&quot;&amp;[.P104]))));[.O104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1">
            <text:p>21</text:p>
          </table:table-cell>
          <table:table-cell table:formula="of:=LOOKUP([.C106];[.D$106:.F$109])" office:value-type="float" office:value="21">
            <text:p>2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1">
            <text:p>2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office:value-type="string">
            <text:p>LOOKUP (array vert)</text:p>
          </table:table-cell>
          <table:table-cell/>
          <table:table-cell table:style-name="ce18"/>
          <table:table-cell/>
          <table:table-cell/>
          <table:table-cell table:style-name="Default" table:formula="of:=IF(ISBLANK([.M106]);[.A106];[.M106])" office:value-type="float" office:value="21">
            <text:p>21</text:p>
          </table:table-cell>
          <table:table-cell table:style-name="Default" table:formula="of:=IF(ISBLANK([.O106]);IF(ISERROR([.B106]);&quot;Err:&quot;&amp;ORG.OPENOFFICE.ERRORTYPE([.B106])=[.M106];OR([.P106]=[.B106];IF(AND(ISNUMBER([.P106]);ISNUMBER([.B106]));OR(AND([.P106]=0;ABS([.B106])&lt;1E-307);&quot;&quot;&amp;[.B106]=&quot;&quot;&amp;[.P106]))));[.O10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7];[.D$106:.F$109])" office:value-type="float" office:value="22">
            <text:p>22</text:p>
          </table:table-cell>
          <table:table-cell table:number-columns-repeated="2"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2">
            <text:p>22</text:p>
          </table:table-cell>
          <table:table-cell table:style-name="ce8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07]);[.A107];[.M107])" office:value-type="float" office:value="22">
            <text:p>22</text:p>
          </table:table-cell>
          <table:table-cell table:style-name="Default" table:formula="of:=IF(ISBLANK([.O107]);IF(ISERROR([.B107]);&quot;Err:&quot;&amp;ORG.OPENOFFICE.ERRORTYPE([.B107])=[.M107];OR([.P107]=[.B107];IF(AND(ISNUMBER([.P107]);ISNUMBER([.B107]));OR(AND([.P107]=0;ABS([.B107])&lt;1E-307);&quot;&quot;&amp;[.B107]=&quot;&quot;&amp;[.P107]))));[.O10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LOOKUP([.C108];[.D$106:.F$109])" office:value-type="float" office:value="22">
            <text:p>2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3">
            <text:p>23</text:p>
          </table:table-cell>
          <table:table-cell table:style-name="ce8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08]);[.A108];[.M108])" office:value-type="float" office:value="22">
            <text:p>22</text:p>
          </table:table-cell>
          <table:table-cell table:style-name="Default" table:formula="of:=IF(ISBLANK([.O108]);IF(ISERROR([.B108]);&quot;Err:&quot;&amp;ORG.OPENOFFICE.ERRORTYPE([.B108])=[.M108];OR([.P108]=[.B108];IF(AND(ISNUMBER([.P108]);ISNUMBER([.B108])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LOOKUP([.C109];[.D$106:.F$109])" office:value-type="float" office:value="23">
            <text:p>23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4">
            <text:p>24</text:p>
          </table:table-cell>
          <table:table-cell table:style-name="ce8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09]);[.A109];[.M109])" office:value-type="float" office:value="23">
            <text:p>23</text:p>
          </table:table-cell>
          <table:table-cell table:style-name="Default" table:formula="of:=IF(ISBLANK([.O109]);IF(ISERROR([.B109]);&quot;Err:&quot;&amp;ORG.OPENOFFICE.ERRORTYPE([.B109])=[.M109];OR([.P109]=[.B109];IF(AND(ISNUMBER([.P109]);ISNUMBER([.B109]));OR(AND([.P109]=0;ABS([.B109])&lt;1E-307);&quot;&quot;&amp;[.B109]=&quot;&quot;&amp;[.P109]))));[.O109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HLOOKUP([.C111];[.D$111:.G$113];3)" office:value-type="float" office:value="22">
            <text:p>22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0">
            <text:p>40</text:p>
          </table:table-cell>
          <table:table-cell table:style-name="ce8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HLOOKUP</text:p>
          </table:table-cell>
          <table:table-cell table:style-name="ce18"/>
          <table:table-cell/>
          <table:table-cell/>
          <table:table-cell table:style-name="Default" table:formula="of:=IF(ISBLANK([.M111]);[.A111];[.M111])" office:value-type="float" office:value="22">
            <text:p>22</text:p>
          </table:table-cell>
          <table:table-cell table:style-name="Default" table:formula="of:=IF(ISBLANK([.O111]);IF(ISERROR([.B111]);&quot;Err:&quot;&amp;ORG.OPENOFFICE.ERRORTYPE([.B111])=[.M111];OR([.P111]=[.B111];IF(AND(ISNUMBER([.P111]);ISNUMBER([.B111]));OR(AND([.P111]=0;ABS([.B111])&lt;1E-307);&quot;&quot;&amp;[.B111]=&quot;&quot;&amp;[.P111]))));[.O11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12];[.D$111:.G$113];3)" office:value-type="float" office:value="23">
            <text:p>23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12]);[.A112];[.M112])" office:value-type="float" office:value="23">
            <text:p>23</text:p>
          </table:table-cell>
          <table:table-cell table:style-name="Default" table:formula="of:=IF(ISBLANK([.O112]);IF(ISERROR([.B112]);&quot;Err:&quot;&amp;ORG.OPENOFFICE.ERRORTYPE([.B112])=[.M112];OR([.P112]=[.B112];IF(AND(ISNUMBER([.P112]);ISNUMBER([.B112]));OR(AND([.P112]=0;ABS([.B112])&lt;1E-307);&quot;&quot;&amp;[.B112]=&quot;&quot;&amp;[.P112]))));[.O11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13];[.D$111:.G$113];3)" office:value-type="float" office:value="23">
            <text:p>23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">
            <text:p>24</text:p>
          </table:table-cell>
          <table:table-cell table:style-name="ce8"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13]);[.A113];[.M113])" office:value-type="float" office:value="23">
            <text:p>23</text:p>
          </table:table-cell>
          <table:table-cell table:style-name="Default" table:formula="of:=IF(ISBLANK([.O113]);IF(ISERROR([.B113]);&quot;Err:&quot;&amp;ORG.OPENOFFICE.ERRORTYPE([.B113])=[.M113];OR([.P113]=[.B113];IF(AND(ISNUMBER([.P113]);ISNUMBER([.B113]));OR(AND([.P113]=0;ABS([.B113])&lt;1E-307);&quot;&quot;&amp;[.B113]=&quot;&quot;&amp;[.P113]))));[.O11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HLOOKUP([.C114];[.D$111:.G$113];[.D114])" office:value-type="float" office:value="20">
            <text:p>2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14]);[.A114];[.M114])" office:value-type="float" office:value="20">
            <text:p>20</text:p>
          </table:table-cell>
          <table:table-cell table:style-name="Default" table:formula="of:=IF(ISBLANK([.O114]);IF(ISERROR([.B114]);&quot;Err:&quot;&amp;ORG.OPENOFFICE.ERRORTYPE([.B114])=[.M114];OR([.P114]=[.B114];IF(AND(ISNUMBER([.P114]);ISNUMBER([.B114]));OR(AND([.P114]=0;ABS([.B114])&lt;1E-307);&quot;&quot;&amp;[.B114]=&quot;&quot;&amp;[.P114]))));[.O11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HLOOKUP([.C115];[.D$111:.G$113];[.D115])" office:value-type="float" office:value="13">
            <text:p>13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15]);[.A115];[.M115])" office:value-type="float" office:value="13">
            <text:p>13</text:p>
          </table:table-cell>
          <table:table-cell table:style-name="Default" table:formula="of:=IF(ISBLANK([.O115]);IF(ISERROR([.B115]);&quot;Err:&quot;&amp;ORG.OPENOFFICE.ERRORTYPE([.B115])=[.M115];OR([.P115]=[.B115];IF(AND(ISNUMBER([.P115]);ISNUMBER([.B115]));OR(AND([.P115]=0;ABS([.B115])&lt;1E-307);&quot;&quot;&amp;[.B115]=&quot;&quot;&amp;[.P115]))));[.O11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HLOOKUP([.C116];[.D$111:.G$113];[.D116])" office:value-type="float" office:value="23">
            <text:p>23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16]);[.A116];[.M116])" office:value-type="float" office:value="23">
            <text:p>23</text:p>
          </table:table-cell>
          <table:table-cell table:style-name="Default" table:formula="of:=IF(ISBLANK([.O116]);IF(ISERROR([.B116]);&quot;Err:&quot;&amp;ORG.OPENOFFICE.ERRORTYPE([.B116])=[.M116];OR([.P116]=[.B116];IF(AND(ISNUMBER([.P116]);ISNUMBER([.B116]));OR(AND([.P116]=0;ABS([.B116])&lt;1E-307);&quot;&quot;&amp;[.B116]=&quot;&quot;&amp;[.P116]))));[.O11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7];[.D$111:.G$113];[.D117])" office:value-type="float" office:value="0">
            <text:p>Err:502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117]);[.A117];[.M117])" office:value-type="string" office:string-value="Err:502">
            <text:p>Err:502</text:p>
          </table:table-cell>
          <table:table-cell table:style-name="Default" table:formula="of:=IF(ISBLANK([.O117]);IF(ISERROR([.B117]);&quot;Err:&quot;&amp;ORG.OPENOFFICE.ERRORTYPE([.B117])=[.M117];OR([.P117]=[.B117];IF(AND(ISNUMBER([.P117]);ISNUMBER([.B117]));OR(AND([.P117]=0;ABS([.B117])&lt;1E-307);&quot;&quot;&amp;[.B117]=&quot;&quot;&amp;[.P117]))));[.O11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HLOOKUP([.C118];[.D$111:.G$113];[.D118])" office:value-type="float" office:value="0">
            <text:p>Err:502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118]);[.A118];[.M118])" office:value-type="string" office:string-value="Err:502">
            <text:p>Err:502</text:p>
          </table:table-cell>
          <table:table-cell table:style-name="Default" table:formula="of:=IF(ISBLANK([.O118]);IF(ISERROR([.B118]);&quot;Err:&quot;&amp;ORG.OPENOFFICE.ERRORTYPE([.B118])=[.M118];OR([.P118]=[.B118];IF(AND(ISNUMBER([.P118]);ISNUMBER([.B118]));OR(AND([.P118]=0;ABS([.B118])&lt;1E-307);&quot;&quot;&amp;[.B118]=&quot;&quot;&amp;[.P118]))));[.O118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HLOOKUP([.C120];[.D$120:.G$122];1;FALSE())" office:value-type="string" office:string-value="one">
            <text:p>one</text:p>
          </table:table-cell>
          <table:table-cell table:number-columns-repeated="2" table:style-name="ce10" office:value-type="string">
            <text:p>one</text:p>
          </table:table-cell>
          <table:table-cell table:style-name="ce10" office:value-type="string">
            <text:p>two</text:p>
          </table:table-cell>
          <table:table-cell table:style-name="ce10" office:value-type="string">
            <text:p>three</text:p>
          </table:table-cell>
          <table:table-cell table:style-name="ce10" office:value-type="string">
            <text:p>four</text:p>
          </table:table-cell>
          <table:table-cell table:style-name="ce10" table:number-columns-repeated="2"/>
          <table:table-cell table:style-name="ce16" office:value-type="float" office:value="5">
            <text:p>5</text:p>
          </table:table-cell>
          <table:table-cell table:style-name="Default" office:value-type="string">
            <text:p>HLOOKUP (equality)</text:p>
          </table:table-cell>
          <table:table-cell table:style-name="Default" office:value-type="string">
            <text:p>HLOOKUP</text:p>
          </table:table-cell>
          <table:table-cell table:style-name="ce19"/>
          <table:table-cell table:style-name="Default"/>
          <table:table-cell table:style-name="Default"/>
          <table:table-cell table:style-name="Default" table:formula="of:=IF(ISBLANK([.M120]);[.A120];[.M120])" office:value-type="string" office:string-value="one">
            <text:p>one</text:p>
          </table:table-cell>
          <table:table-cell table:style-name="Default" table:formula="of:=IF(ISBLANK([.O120]);IF(ISERROR([.B120]);&quot;Err:&quot;&amp;ORG.OPENOFFICE.ERRORTYPE([.B120])=[.M120];OR([.P120]=[.B120];IF(AND(ISNUMBER([.P120]);ISNUMBER([.B120]));OR(AND([.P120]=0;ABS([.B120])&lt;1E-307);&quot;&quot;&amp;[.B120]=&quot;&quot;&amp;[.P120]))));[.O120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три</text:p>
          </table:table-cell>
          <table:table-cell table:style-name="Default" table:formula="of:=HLOOKUP([.C121];[.D$120:.G$122];2;FALSE())" office:value-type="string" office:string-value="три">
            <text:p>три</text:p>
          </table:table-cell>
          <table:table-cell table:style-name="ce10" office:value-type="string">
            <text:p>three</text:p>
          </table:table-cell>
          <table:table-cell table:style-name="ce10" office:value-type="string">
            <text:p>один</text:p>
          </table:table-cell>
          <table:table-cell table:style-name="ce10" office:value-type="string">
            <text:p>два</text:p>
          </table:table-cell>
          <table:table-cell table:style-name="ce10" office:value-type="string">
            <text:p>три</text:p>
          </table:table-cell>
          <table:table-cell table:style-name="ce10" office:value-type="string">
            <text:p>четыре</text:p>
          </table:table-cell>
          <table:table-cell table:style-name="ce10" table:number-columns-repeated="2"/>
          <table:table-cell table:style-name="ce16" office:value-type="float" office:value="1">
            <text:p>1</text:p>
          </table:table-cell>
          <table:table-cell table:style-name="Default" table:number-columns-repeated="2"/>
          <table:table-cell table:style-name="ce19"/>
          <table:table-cell table:style-name="Default"/>
          <table:table-cell table:style-name="Default"/>
          <table:table-cell table:style-name="Default" table:formula="of:=IF(ISBLANK([.M121]);[.A121];[.M121])" office:value-type="string" office:string-value="три">
            <text:p>три</text:p>
          </table:table-cell>
          <table:table-cell table:style-name="Default" table:formula="of:=IF(ISBLANK([.O121]);IF(ISERROR([.B121]);&quot;Err:&quot;&amp;ORG.OPENOFFICE.ERRORTYPE([.B121])=[.M121];OR([.P121]=[.B121];IF(AND(ISNUMBER([.P121]);ISNUMBER([.B121]));OR(AND([.P121]=0;ABS([.B121])&lt;1E-307);&quot;&quot;&amp;[.B121]=&quot;&quot;&amp;[.P121]))));[.O121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vier</text:p>
          </table:table-cell>
          <table:table-cell table:style-name="Default" table:formula="of:=HLOOKUP([.C122];[.D$120:.G$122];3;FALSE())" office:value-type="string" office:string-value="vier">
            <text:p>vier</text:p>
          </table:table-cell>
          <table:table-cell table:style-name="ce10" office:value-type="string">
            <text:p>four</text:p>
          </table:table-cell>
          <table:table-cell table:style-name="ce10" office:value-type="string">
            <text:p>eins</text:p>
          </table:table-cell>
          <table:table-cell table:style-name="ce10" office:value-type="string">
            <text:p>zwei</text:p>
          </table:table-cell>
          <table:table-cell table:style-name="ce10" office:value-type="string">
            <text:p>drei</text:p>
          </table:table-cell>
          <table:table-cell table:style-name="ce10" office:value-type="string">
            <text:p>vier</text:p>
          </table:table-cell>
          <table:table-cell table:style-name="ce10" table:number-columns-repeated="2"/>
          <table:table-cell table:style-name="ce16" office:value-type="float" office:value="1">
            <text:p>1</text:p>
          </table:table-cell>
          <table:table-cell table:style-name="Default" table:number-columns-repeated="2"/>
          <table:table-cell table:style-name="ce19"/>
          <table:table-cell table:style-name="Default"/>
          <table:table-cell table:style-name="Default"/>
          <table:table-cell table:style-name="Default" table:formula="of:=IF(ISBLANK([.M122]);[.A122];[.M122])" office:value-type="string" office:string-value="vier">
            <text:p>vier</text:p>
          </table:table-cell>
          <table:table-cell table:style-name="Default" table:formula="of:=IF(ISBLANK([.O122]);IF(ISERROR([.B122]);&quot;Err:&quot;&amp;ORG.OPENOFFICE.ERRORTYPE([.B122])=[.M122];OR([.P122]=[.B122];IF(AND(ISNUMBER([.P122]);ISNUMBER([.B122]));OR(AND([.P122]=0;ABS([.B122])&lt;1E-307);&quot;&quot;&amp;[.B122]=&quot;&quot;&amp;[.P122]))));[.O122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HLOOKUP([.C123];[.D$120:.G$122];[.D123];FALSE())" office:value-type="string" office:string-value="one">
            <text:p>one</text:p>
          </table:table-cell>
          <table:table-cell table:style-name="ce10" office:value-type="string">
            <text:p>one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9"/>
          <table:table-cell table:style-name="Default"/>
          <table:table-cell table:style-name="Default"/>
          <table:table-cell table:style-name="Default" table:formula="of:=IF(ISBLANK([.M123]);[.A123];[.M123])" office:value-type="string" office:string-value="one">
            <text:p>one</text:p>
          </table:table-cell>
          <table:table-cell table:style-name="Default" table:formula="of:=IF(ISBLANK([.O123]);IF(ISERROR([.B123]);&quot;Err:&quot;&amp;ORG.OPENOFFICE.ERRORTYPE([.B123])=[.M123];OR([.P123]=[.B123];IF(AND(ISNUMBER([.P123]);ISNUMBER([.B123]));OR(AND([.P123]=0;ABS([.B123])&lt;1E-307);&quot;&quot;&amp;[.B123]=&quot;&quot;&amp;[.P123]))));[.O123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три</text:p>
          </table:table-cell>
          <table:table-cell table:style-name="Default" table:formula="of:=HLOOKUP([.C124];[.D$120:.G$122];[.D124];FALSE())" office:value-type="string" office:string-value="три">
            <text:p>три</text:p>
          </table:table-cell>
          <table:table-cell table:style-name="ce10" office:value-type="string">
            <text:p>three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9"/>
          <table:table-cell table:style-name="Default"/>
          <table:table-cell table:style-name="Default"/>
          <table:table-cell table:style-name="Default" table:formula="of:=IF(ISBLANK([.M124]);[.A124];[.M124])" office:value-type="string" office:string-value="три">
            <text:p>три</text:p>
          </table:table-cell>
          <table:table-cell table:style-name="Default" table:formula="of:=IF(ISBLANK([.O124]);IF(ISERROR([.B124]);&quot;Err:&quot;&amp;ORG.OPENOFFICE.ERRORTYPE([.B124])=[.M124];OR([.P124]=[.B124];IF(AND(ISNUMBER([.P124]);ISNUMBER([.B124]));OR(AND([.P124]=0;ABS([.B124])&lt;1E-307);&quot;&quot;&amp;[.B124]=&quot;&quot;&amp;[.P124]))));[.O124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vier</text:p>
          </table:table-cell>
          <table:table-cell table:style-name="Default" table:formula="of:=HLOOKUP([.C125];[.D$120:.G$122];[.D125];FALSE())" office:value-type="string" office:string-value="vier">
            <text:p>vier</text:p>
          </table:table-cell>
          <table:table-cell table:style-name="ce10" office:value-type="string">
            <text:p>four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9"/>
          <table:table-cell table:style-name="Default"/>
          <table:table-cell table:style-name="Default"/>
          <table:table-cell table:style-name="Default" table:formula="of:=IF(ISBLANK([.M125]);[.A125];[.M125])" office:value-type="string" office:string-value="vier">
            <text:p>vier</text:p>
          </table:table-cell>
          <table:table-cell table:style-name="Default" table:formula="of:=IF(ISBLANK([.O125]);IF(ISERROR([.B125]);&quot;Err:&quot;&amp;ORG.OPENOFFICE.ERRORTYPE([.B125])=[.M125];OR([.P125]=[.B125];IF(AND(ISNUMBER([.P125]);ISNUMBER([.B125]));OR(AND([.P125]=0;ABS([.B125])&lt;1E-307);&quot;&quot;&amp;[.B125]=&quot;&quot;&amp;[.P125]))));[.O125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NA</text:p>
          </table:table-cell>
          <table:table-cell table:style-name="Default" table:formula="of:=HLOOKUP([.C126];[.D$120:.G$122];[.D126];FALSE())" office:value-type="float" office:value="0">
            <text:p>#N/A</text:p>
          </table:table-cell>
          <table:table-cell table:style-name="ce10" office:value-type="string">
            <text:p>five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8" office:value-type="string">
            <text:p>Err:32767</text:p>
          </table:table-cell>
          <table:table-cell table:style-name="Default"/>
          <table:table-cell table:style-name="Default"/>
          <table:table-cell table:style-name="Default" table:formula="of:=IF(ISBLANK([.M126]);[.A126];[.M126])" office:value-type="string" office:string-value="Err:32767">
            <text:p>Err:32767</text:p>
          </table:table-cell>
          <table:table-cell table:style-name="Default" table:formula="of:=IF(ISBLANK([.O126]);IF(ISERROR([.B126]);&quot;Err:&quot;&amp;ORG.OPENOFFICE.ERRORTYPE([.B126])=[.M126];OR([.P126]=[.B126];IF(AND(ISNUMBER([.P126]);ISNUMBER([.B126]));OR(AND([.P126]=0;ABS([.B126])&lt;1E-307);&quot;&quot;&amp;[.B126]=&quot;&quot;&amp;[.P126]))));[.O126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HLOOKUP([.C127];[.D$120:.G$122];[.D127];FALSE())" office:value-type="float" office:value="0">
            <text:p>Err:502</text:p>
          </table:table-cell>
          <table:table-cell table:style-name="ce10" office:value-type="string">
            <text:p>one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8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27]);[.A127];[.M127])" office:value-type="string" office:string-value="Err:502">
            <text:p>Err:502</text:p>
          </table:table-cell>
          <table:table-cell table:style-name="Default" table:formula="of:=IF(ISBLANK([.O127]);IF(ISERROR([.B127]);&quot;Err:&quot;&amp;ORG.OPENOFFICE.ERRORTYPE([.B127])=[.M127];OR([.P127]=[.B127];IF(AND(ISNUMBER([.P127]);ISNUMBER([.B127]));OR(AND([.P127]=0;ABS([.B127])&lt;1E-307);&quot;&quot;&amp;[.B127]=&quot;&quot;&amp;[.P127]))));[.O127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HLOOKUP([.C128];[.D$120:.G$122];[.D128];FALSE())" office:value-type="float" office:value="0">
            <text:p>Err:502</text:p>
          </table:table-cell>
          <table:table-cell table:style-name="ce10" office:value-type="string">
            <text:p>on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8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28]);[.A128];[.M128])" office:value-type="string" office:string-value="Err:502">
            <text:p>Err:502</text:p>
          </table:table-cell>
          <table:table-cell table:style-name="Default" table:formula="of:=IF(ISBLANK([.O128]);IF(ISERROR([.B128]);&quot;Err:&quot;&amp;ORG.OPENOFFICE.ERRORTYPE([.B128])=[.M128];OR([.P128]=[.B128];IF(AND(ISNUMBER([.P128]);ISNUMBER([.B128]));OR(AND([.P128]=0;ABS([.B128])&lt;1E-307);&quot;&quot;&amp;[.B128]=&quot;&quot;&amp;[.P128]))));[.O128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3">
          <table:table-cell table:style-name="ce4"/>
          <table:table-cell table:style-name="Default"/>
          <table:table-cell table:style-name="ce10" table:number-columns-repeated="7"/>
          <table:table-cell table:style-name="ce16"/>
          <table:table-cell table:style-name="Default" table:number-columns-repeated="2"/>
          <table:table-cell table:style-name="ce19"/>
          <table:table-cell table:style-name="Default" table:number-columns-repeated="243"/>
          <table:table-cell table:number-columns-repeated="768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VLOOKUP([.C130];[.D$130:.F$132];3)" office:value-type="float" office:value="22">
            <text:p>22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1">
            <text:p>21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VLOOKUP</text:p>
          </table:table-cell>
          <table:table-cell table:style-name="ce18"/>
          <table:table-cell/>
          <table:table-cell/>
          <table:table-cell table:style-name="Default" table:formula="of:=IF(ISBLANK([.M130]);[.A130];[.M130])" office:value-type="float" office:value="22">
            <text:p>22</text:p>
          </table:table-cell>
          <table:table-cell table:style-name="Default" table:formula="of:=IF(ISBLANK([.O130]);IF(ISERROR([.B130]);&quot;Err:&quot;&amp;ORG.OPENOFFICE.ERRORTYPE([.B130])=[.M130];OR([.P130]=[.B130];IF(AND(ISNUMBER([.P130]);ISNUMBER([.B130]));OR(AND([.P130]=0;ABS([.B130])&lt;1E-307);&quot;&quot;&amp;[.B130]=&quot;&quot;&amp;[.P130]))));[.O13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31];[.D$130:.F$132];3)" office:value-type="float" office:value="23">
            <text:p>23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2">
            <text:p>22</text:p>
          </table:table-cell>
          <table:table-cell table:style-name="ce8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31]);[.A131];[.M131])" office:value-type="float" office:value="23">
            <text:p>23</text:p>
          </table:table-cell>
          <table:table-cell table:style-name="Default" table:formula="of:=IF(ISBLANK([.O131]);IF(ISERROR([.B131]);&quot;Err:&quot;&amp;ORG.OPENOFFICE.ERRORTYPE([.B131])=[.M131];OR([.P131]=[.B131];IF(AND(ISNUMBER([.P131]);ISNUMBER([.B131]));OR(AND([.P131]=0;ABS([.B131])&lt;1E-307);&quot;&quot;&amp;[.B131]=&quot;&quot;&amp;[.P131]))));[.O13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32];[.D$130:.F$132];3)" office:value-type="float" office:value="23">
            <text:p>23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3">
            <text:p>23</text:p>
          </table:table-cell>
          <table:table-cell table:style-name="ce8" table:number-columns-repeated="3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32]);[.A132];[.M132])" office:value-type="float" office:value="23">
            <text:p>23</text:p>
          </table:table-cell>
          <table:table-cell table:style-name="Default" table:formula="of:=IF(ISBLANK([.O132]);IF(ISERROR([.B132]);&quot;Err:&quot;&amp;ORG.OPENOFFICE.ERRORTYPE([.B132])=[.M132];OR([.P132]=[.B132];IF(AND(ISNUMBER([.P132]);ISNUMBER([.B132]));OR(AND([.P132]=0;ABS([.B132])&lt;1E-307);&quot;&quot;&amp;[.B132]=&quot;&quot;&amp;[.P132]))));[.O13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0">
            <text:p>20</text:p>
          </table:table-cell>
          <table:table-cell table:formula="of:=VLOOKUP([.C133];[.D$130:.F$132];[.D133])" office:value-type="float" office:value="20">
            <text:p>2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33]);[.A133];[.M133])" office:value-type="float" office:value="20">
            <text:p>20</text:p>
          </table:table-cell>
          <table:table-cell table:style-name="Default" table:formula="of:=IF(ISBLANK([.O133]);IF(ISERROR([.B133]);&quot;Err:&quot;&amp;ORG.OPENOFFICE.ERRORTYPE([.B133])=[.M133];OR([.P133]=[.B133];IF(AND(ISNUMBER([.P133]);ISNUMBER([.B133]));OR(AND([.P133]=0;ABS([.B133])&lt;1E-307);&quot;&quot;&amp;[.B133]=&quot;&quot;&amp;[.P133]))));[.O13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3">
            <text:p>13</text:p>
          </table:table-cell>
          <table:table-cell table:formula="of:=VLOOKUP([.C134];[.D$130:.F$132];[.D134])" office:value-type="float" office:value="13">
            <text:p>13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">
            <text:p>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34]);[.A134];[.M134])" office:value-type="float" office:value="13">
            <text:p>13</text:p>
          </table:table-cell>
          <table:table-cell table:style-name="Default" table:formula="of:=IF(ISBLANK([.O134]);IF(ISERROR([.B134]);&quot;Err:&quot;&amp;ORG.OPENOFFICE.ERRORTYPE([.B134])=[.M134];OR([.P134]=[.B134];IF(AND(ISNUMBER([.P134]);ISNUMBER([.B134]));OR(AND([.P134]=0;ABS([.B134])&lt;1E-307);&quot;&quot;&amp;[.B134]=&quot;&quot;&amp;[.P134]))));[.O13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3">
            <text:p>23</text:p>
          </table:table-cell>
          <table:table-cell table:formula="of:=VLOOKUP([.C135];[.D$130:.F$132];[.D135])" office:value-type="float" office:value="23">
            <text:p>23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35]);[.A135];[.M135])" office:value-type="float" office:value="23">
            <text:p>23</text:p>
          </table:table-cell>
          <table:table-cell table:style-name="Default" table:formula="of:=IF(ISBLANK([.O135]);IF(ISERROR([.B135]);&quot;Err:&quot;&amp;ORG.OPENOFFICE.ERRORTYPE([.B135])=[.M135];OR([.P135]=[.B135];IF(AND(ISNUMBER([.P135]);ISNUMBER([.B135]));OR(AND([.P135]=0;ABS([.B135])&lt;1E-307);&quot;&quot;&amp;[.B135]=&quot;&quot;&amp;[.P135]))));[.O13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36];[.D$130:.F$132];[.D136])" office:value-type="float" office:value="0">
            <text:p>Err:502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136]);[.A136];[.M136])" office:value-type="string" office:string-value="Err:502">
            <text:p>Err:502</text:p>
          </table:table-cell>
          <table:table-cell table:style-name="Default" table:formula="of:=IF(ISBLANK([.O136]);IF(ISERROR([.B136]);&quot;Err:&quot;&amp;ORG.OPENOFFICE.ERRORTYPE([.B136])=[.M136];OR([.P136]=[.B136];IF(AND(ISNUMBER([.P136]);ISNUMBER([.B136]));OR(AND([.P136]=0;ABS([.B136])&lt;1E-307);&quot;&quot;&amp;[.B136]=&quot;&quot;&amp;[.P136]))));[.O13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VLOOKUP([.C137];[.D$130:.F$132];[.D137])" office:value-type="float" office:value="0">
            <text:p>Err:502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4">
            <text:p>4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137]);[.A137];[.M137])" office:value-type="string" office:string-value="Err:502">
            <text:p>Err:502</text:p>
          </table:table-cell>
          <table:table-cell table:style-name="Default" table:formula="of:=IF(ISBLANK([.O137]);IF(ISERROR([.B137]);&quot;Err:&quot;&amp;ORG.OPENOFFICE.ERRORTYPE([.B137])=[.M137];OR([.P137]=[.B137];IF(AND(ISNUMBER([.P137]);ISNUMBER([.B137]));OR(AND([.P137]=0;ABS([.B137])&lt;1E-307);&quot;&quot;&amp;[.B137]=&quot;&quot;&amp;[.P137]))));[.O137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VLOOKUP([.C139];[.D$139:.F$141];1;FALSE())" office:value-type="string" office:string-value="one">
            <text:p>one</text:p>
          </table:table-cell>
          <table:table-cell table:number-columns-repeated="2" table:style-name="ce10" office:value-type="string">
            <text:p>one</text:p>
          </table:table-cell>
          <table:table-cell table:style-name="ce10" office:value-type="string">
            <text:p>один</text:p>
          </table:table-cell>
          <table:table-cell table:style-name="ce10" office:value-type="string">
            <text:p>eins</text:p>
          </table:table-cell>
          <table:table-cell table:style-name="ce10" table:number-columns-repeated="3"/>
          <table:table-cell table:style-name="ce16" office:value-type="float" office:value="4">
            <text:p>4</text:p>
          </table:table-cell>
          <table:table-cell table:style-name="Default" office:value-type="string">
            <text:p>VLOOKUP (equality)</text:p>
          </table:table-cell>
          <table:table-cell table:style-name="Default" office:value-type="string">
            <text:p>VLOOKUP</text:p>
          </table:table-cell>
          <table:table-cell table:style-name="ce19"/>
          <table:table-cell table:style-name="Default"/>
          <table:table-cell table:style-name="Default"/>
          <table:table-cell table:style-name="Default" table:formula="of:=IF(ISBLANK([.M139]);[.A139];[.M139])" office:value-type="string" office:string-value="one">
            <text:p>one</text:p>
          </table:table-cell>
          <table:table-cell table:style-name="Default" table:formula="of:=IF(ISBLANK([.O139]);IF(ISERROR([.B139]);&quot;Err:&quot;&amp;ORG.OPENOFFICE.ERRORTYPE([.B139])=[.M139];OR([.P139]=[.B139];IF(AND(ISNUMBER([.P139]);ISNUMBER([.B139]));OR(AND([.P139]=0;ABS([.B139])&lt;1E-307);&quot;&quot;&amp;[.B139]=&quot;&quot;&amp;[.P139]))));[.O139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два</text:p>
          </table:table-cell>
          <table:table-cell table:style-name="Default" table:formula="of:=VLOOKUP([.C140];[.D$139:.F$141];2;FALSE())" office:value-type="string" office:string-value="два">
            <text:p>два</text:p>
          </table:table-cell>
          <table:table-cell table:number-columns-repeated="2" table:style-name="ce10" office:value-type="string">
            <text:p>two</text:p>
          </table:table-cell>
          <table:table-cell table:style-name="ce10" office:value-type="string">
            <text:p>два</text:p>
          </table:table-cell>
          <table:table-cell table:style-name="ce10" office:value-type="string">
            <text:p>zwei</text:p>
          </table:table-cell>
          <table:table-cell table:style-name="ce10" table:number-columns-repeated="3"/>
          <table:table-cell table:style-name="ce16" office:value-type="float" office:value="1">
            <text:p>1</text:p>
          </table:table-cell>
          <table:table-cell table:style-name="Default" table:number-columns-repeated="2"/>
          <table:table-cell table:style-name="ce19"/>
          <table:table-cell table:style-name="Default"/>
          <table:table-cell table:style-name="Default"/>
          <table:table-cell table:style-name="Default" table:formula="of:=IF(ISBLANK([.M140]);[.A140];[.M140])" office:value-type="string" office:string-value="два">
            <text:p>два</text:p>
          </table:table-cell>
          <table:table-cell table:style-name="Default" table:formula="of:=IF(ISBLANK([.O140]);IF(ISERROR([.B140]);&quot;Err:&quot;&amp;ORG.OPENOFFICE.ERRORTYPE([.B140])=[.M140];OR([.P140]=[.B140];IF(AND(ISNUMBER([.P140]);ISNUMBER([.B140]));OR(AND([.P140]=0;ABS([.B140])&lt;1E-307);&quot;&quot;&amp;[.B140]=&quot;&quot;&amp;[.P140]))));[.O140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drei</text:p>
          </table:table-cell>
          <table:table-cell table:style-name="Default" table:formula="of:=VLOOKUP([.C141];[.D$139:.F$141];3;FALSE())" office:value-type="string" office:string-value="drei">
            <text:p>drei</text:p>
          </table:table-cell>
          <table:table-cell table:number-columns-repeated="2" table:style-name="ce10" office:value-type="string">
            <text:p>three</text:p>
          </table:table-cell>
          <table:table-cell table:style-name="ce10" office:value-type="string">
            <text:p>три</text:p>
          </table:table-cell>
          <table:table-cell table:style-name="ce10" office:value-type="string">
            <text:p>drei</text:p>
          </table:table-cell>
          <table:table-cell table:style-name="ce10" table:number-columns-repeated="3"/>
          <table:table-cell table:style-name="ce16" office:value-type="float" office:value="1">
            <text:p>1</text:p>
          </table:table-cell>
          <table:table-cell table:style-name="Default" table:number-columns-repeated="2"/>
          <table:table-cell table:style-name="ce19"/>
          <table:table-cell table:style-name="Default"/>
          <table:table-cell table:style-name="Default"/>
          <table:table-cell table:style-name="Default" table:formula="of:=IF(ISBLANK([.M141]);[.A141];[.M141])" office:value-type="string" office:string-value="drei">
            <text:p>drei</text:p>
          </table:table-cell>
          <table:table-cell table:style-name="Default" table:formula="of:=IF(ISBLANK([.O141]);IF(ISERROR([.B141]);&quot;Err:&quot;&amp;ORG.OPENOFFICE.ERRORTYPE([.B141])=[.M141];OR([.P141]=[.B141];IF(AND(ISNUMBER([.P141]);ISNUMBER([.B141]));OR(AND([.P141]=0;ABS([.B141])&lt;1E-307);&quot;&quot;&amp;[.B141]=&quot;&quot;&amp;[.P141]))));[.O141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one</text:p>
          </table:table-cell>
          <table:table-cell table:style-name="Default" table:formula="of:=VLOOKUP([.C142];[.D$139:.F$141];[.D142];FALSE())" office:value-type="string" office:string-value="one">
            <text:p>one</text:p>
          </table:table-cell>
          <table:table-cell table:style-name="ce10" office:value-type="string">
            <text:p>one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9"/>
          <table:table-cell table:style-name="Default"/>
          <table:table-cell table:style-name="Default"/>
          <table:table-cell table:style-name="Default" table:formula="of:=IF(ISBLANK([.M142]);[.A142];[.M142])" office:value-type="string" office:string-value="one">
            <text:p>one</text:p>
          </table:table-cell>
          <table:table-cell table:style-name="Default" table:formula="of:=IF(ISBLANK([.O142]);IF(ISERROR([.B142]);&quot;Err:&quot;&amp;ORG.OPENOFFICE.ERRORTYPE([.B142])=[.M142];OR([.P142]=[.B142];IF(AND(ISNUMBER([.P142]);ISNUMBER([.B142]));OR(AND([.P142]=0;ABS([.B142])&lt;1E-307);&quot;&quot;&amp;[.B142]=&quot;&quot;&amp;[.P142]))));[.O142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два</text:p>
          </table:table-cell>
          <table:table-cell table:style-name="Default" table:formula="of:=VLOOKUP([.C143];[.D$139:.F$141];[.D143];FALSE())" office:value-type="string" office:string-value="два">
            <text:p>два</text:p>
          </table:table-cell>
          <table:table-cell table:style-name="ce10" office:value-type="string">
            <text:p>two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9"/>
          <table:table-cell table:style-name="Default"/>
          <table:table-cell table:style-name="Default"/>
          <table:table-cell table:style-name="Default" table:formula="of:=IF(ISBLANK([.M143]);[.A143];[.M143])" office:value-type="string" office:string-value="два">
            <text:p>два</text:p>
          </table:table-cell>
          <table:table-cell table:style-name="Default" table:formula="of:=IF(ISBLANK([.O143]);IF(ISERROR([.B143]);&quot;Err:&quot;&amp;ORG.OPENOFFICE.ERRORTYPE([.B143])=[.M143];OR([.P143]=[.B143];IF(AND(ISNUMBER([.P143]);ISNUMBER([.B143]));OR(AND([.P143]=0;ABS([.B143])&lt;1E-307);&quot;&quot;&amp;[.B143]=&quot;&quot;&amp;[.P143]))));[.O143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drei</text:p>
          </table:table-cell>
          <table:table-cell table:style-name="Default" table:formula="of:=VLOOKUP([.C144];[.D$139:.F$141];[.D144];FALSE())" office:value-type="string" office:string-value="drei">
            <text:p>drei</text:p>
          </table:table-cell>
          <table:table-cell table:style-name="ce10" office:value-type="string">
            <text:p>three</text:p>
          </table:table-cell>
          <table:table-cell table:style-name="ce10" office:value-type="float" office:value="3">
            <text:p>3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9"/>
          <table:table-cell table:style-name="Default"/>
          <table:table-cell table:style-name="Default"/>
          <table:table-cell table:style-name="Default" table:formula="of:=IF(ISBLANK([.M144]);[.A144];[.M144])" office:value-type="string" office:string-value="drei">
            <text:p>drei</text:p>
          </table:table-cell>
          <table:table-cell table:style-name="Default" table:formula="of:=IF(ISBLANK([.O144]);IF(ISERROR([.B144]);&quot;Err:&quot;&amp;ORG.OPENOFFICE.ERRORTYPE([.B144])=[.M144];OR([.P144]=[.B144];IF(AND(ISNUMBER([.P144]);ISNUMBER([.B144]));OR(AND([.P144]=0;ABS([.B144])&lt;1E-307);&quot;&quot;&amp;[.B144]=&quot;&quot;&amp;[.P144]))));[.O144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NA</text:p>
          </table:table-cell>
          <table:table-cell table:style-name="Default" table:formula="of:=VLOOKUP([.C145];[.D$139:.F$141];[.D145];FALSE())" office:value-type="float" office:value="0">
            <text:p>#N/A</text:p>
          </table:table-cell>
          <table:table-cell table:style-name="ce10" office:value-type="string">
            <text:p>four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8" office:value-type="string">
            <text:p>Err:32767</text:p>
          </table:table-cell>
          <table:table-cell table:style-name="Default"/>
          <table:table-cell table:style-name="Default"/>
          <table:table-cell table:style-name="Default" table:formula="of:=IF(ISBLANK([.M145]);[.A145];[.M145])" office:value-type="string" office:string-value="Err:32767">
            <text:p>Err:32767</text:p>
          </table:table-cell>
          <table:table-cell table:style-name="Default" table:formula="of:=IF(ISBLANK([.O145]);IF(ISERROR([.B145]);&quot;Err:&quot;&amp;ORG.OPENOFFICE.ERRORTYPE([.B145])=[.M145];OR([.P145]=[.B145];IF(AND(ISNUMBER([.P145]);ISNUMBER([.B145]));OR(AND([.P145]=0;ABS([.B145])&lt;1E-307);&quot;&quot;&amp;[.B145]=&quot;&quot;&amp;[.P145]))));[.O145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VLOOKUP([.C146];[.D$139:.F$141];[.D146];FALSE())" office:value-type="float" office:value="0">
            <text:p>Err:502</text:p>
          </table:table-cell>
          <table:table-cell table:style-name="ce10" office:value-type="string">
            <text:p>one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8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46]);[.A146];[.M146])" office:value-type="string" office:string-value="Err:502">
            <text:p>Err:502</text:p>
          </table:table-cell>
          <table:table-cell table:style-name="Default" table:formula="of:=IF(ISBLANK([.O146]);IF(ISERROR([.B146]);&quot;Err:&quot;&amp;ORG.OPENOFFICE.ERRORTYPE([.B146])=[.M146];OR([.P146]=[.B146];IF(AND(ISNUMBER([.P146]);ISNUMBER([.B146]));OR(AND([.P146]=0;ABS([.B146])&lt;1E-307);&quot;&quot;&amp;[.B146]=&quot;&quot;&amp;[.P146]))));[.O146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2">
          <table:table-cell table:style-name="ce4" office:value-type="string">
            <text:p>!STR:FE</text:p>
          </table:table-cell>
          <table:table-cell table:style-name="Default" table:formula="of:=VLOOKUP([.C147];[.D$139:.F$141];[.D147];FALSE())" office:value-type="float" office:value="0">
            <text:p>Err:502</text:p>
          </table:table-cell>
          <table:table-cell table:style-name="ce10" office:value-type="string">
            <text:p>one</text:p>
          </table:table-cell>
          <table:table-cell table:style-name="ce10" office:value-type="float" office:value="4">
            <text:p>4</text:p>
          </table:table-cell>
          <table:table-cell table:style-name="ce10" table:number-columns-repeated="5"/>
          <table:table-cell table:style-name="ce16" office:value-type="float" office:value="2">
            <text:p>2</text:p>
          </table:table-cell>
          <table:table-cell table:style-name="Default" table:number-columns-repeated="2"/>
          <table:table-cell table:style-name="ce18" office:value-type="string">
            <text:p>Err:502</text:p>
          </table:table-cell>
          <table:table-cell table:style-name="Default"/>
          <table:table-cell table:style-name="Default"/>
          <table:table-cell table:style-name="Default" table:formula="of:=IF(ISBLANK([.M147]);[.A147];[.M147])" office:value-type="string" office:string-value="Err:502">
            <text:p>Err:502</text:p>
          </table:table-cell>
          <table:table-cell table:style-name="Default" table:formula="of:=IF(ISBLANK([.O147]);IF(ISERROR([.B147]);&quot;Err:&quot;&amp;ORG.OPENOFFICE.ERRORTYPE([.B147])=[.M147];OR([.P147]=[.B147];IF(AND(ISNUMBER([.P147]);ISNUMBER([.B147]));OR(AND([.P147]=0;ABS([.B147])&lt;1E-307);&quot;&quot;&amp;[.B147]=&quot;&quot;&amp;[.P147]))));[.O147])" office:value-type="boolean" office:boolean-value="true">
            <text:p>ИСТИНА</text:p>
          </table:table-cell>
          <table:table-cell table:style-name="Default" table:number-columns-repeated="239"/>
          <table:table-cell table:number-columns-repeated="768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1">
            <text:p>11</text:p>
          </table:table-cell>
          <table:table-cell table:formula="of:=CHOOSE([.C149];[.D149];[.E149];[.F149])" office:value-type="float" office:value="11">
            <text:p>1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CHOOSE</text:p>
          </table:table-cell>
          <table:table-cell table:style-name="ce18"/>
          <table:table-cell/>
          <table:table-cell/>
          <table:table-cell table:style-name="Default" table:formula="of:=IF(ISBLANK([.M149]);[.A149];[.M149])" office:value-type="float" office:value="11">
            <text:p>11</text:p>
          </table:table-cell>
          <table:table-cell table:style-name="Default" table:formula="of:=IF(ISBLANK([.O149]);IF(ISERROR([.B149]);&quot;Err:&quot;&amp;ORG.OPENOFFICE.ERRORTYPE([.B149])=[.M149];OR([.P149]=[.B149];IF(AND(ISNUMBER([.P149]);ISNUMBER([.B149]));OR(AND([.P149]=0;ABS([.B149])&lt;1E-307);&quot;&quot;&amp;[.B149]=&quot;&quot;&amp;[.P149]))));[.O14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22">
            <text:p>22</text:p>
          </table:table-cell>
          <table:table-cell table:formula="of:=CHOOSE([.C150];[.D150];[.E150];[.F150])" office:value-type="float" office:value="22">
            <text:p>2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3">
            <text:p>23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50]);[.A150];[.M150])" office:value-type="float" office:value="22">
            <text:p>22</text:p>
          </table:table-cell>
          <table:table-cell table:style-name="Default" table:formula="of:=IF(ISBLANK([.O150]);IF(ISERROR([.B150]);&quot;Err:&quot;&amp;ORG.OPENOFFICE.ERRORTYPE([.B150])=[.M150];OR([.P150]=[.B150];IF(AND(ISNUMBER([.P150]);ISNUMBER([.B150]));OR(AND([.P150]=0;ABS([.B150])&lt;1E-307);&quot;&quot;&amp;[.B150]=&quot;&quot;&amp;[.P150]))));[.O15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33">
            <text:p>33</text:p>
          </table:table-cell>
          <table:table-cell table:formula="of:=CHOOSE([.C151];[.D151];[.E151];[.F151])" office:value-type="float" office:value="33">
            <text:p>3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33">
            <text:p>33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51]);[.A151];[.M151])" office:value-type="float" office:value="33">
            <text:p>33</text:p>
          </table:table-cell>
          <table:table-cell table:style-name="Default" table:formula="of:=IF(ISBLANK([.O151]);IF(ISERROR([.B151]);&quot;Err:&quot;&amp;ORG.OPENOFFICE.ERRORTYPE([.B151])=[.M151];OR([.P151]=[.B151];IF(AND(ISNUMBER([.P151]);ISNUMBER([.B151]));OR(AND([.P151]=0;ABS([.B151])&lt;1E-307);&quot;&quot;&amp;[.B151]=&quot;&quot;&amp;[.P151]))));[.O15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52];[.D152];[.E152];[.F152])" office:value-type="float" office:value="0">
            <text:p>Err:50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152]);[.A152];[.M152])" office:value-type="string" office:string-value="Err:502">
            <text:p>Err:502</text:p>
          </table:table-cell>
          <table:table-cell table:style-name="Default" table:formula="of:=IF(ISBLANK([.O152]);IF(ISERROR([.B152]);&quot;Err:&quot;&amp;ORG.OPENOFFICE.ERRORTYPE([.B152])=[.M152];OR([.P152]=[.B152];IF(AND(ISNUMBER([.P152]);ISNUMBER([.B152]));OR(AND([.P152]=0;ABS([.B152])&lt;1E-307);&quot;&quot;&amp;[.B152]=&quot;&quot;&amp;[.P152]))));[.O15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!NUM:FE</text:p>
          </table:table-cell>
          <table:table-cell table:formula="of:=CHOOSE([.C153];[.D153];[.E153];[.F153])" office:value-type="float" office:value="0">
            <text:p>Err:5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 office:value-type="string">
            <text:p>Err:502</text:p>
          </table:table-cell>
          <table:table-cell/>
          <table:table-cell/>
          <table:table-cell table:style-name="Default" table:formula="of:=IF(ISBLANK([.M153]);[.A153];[.M153])" office:value-type="string" office:string-value="Err:502">
            <text:p>Err:502</text:p>
          </table:table-cell>
          <table:table-cell table:style-name="Default" table:formula="of:=IF(ISBLANK([.O153]);IF(ISERROR([.B153]);&quot;Err:&quot;&amp;ORG.OPENOFFICE.ERRORTYPE([.B153])=[.M153];OR([.P153]=[.B153];IF(AND(ISNUMBER([.P153]);ISNUMBER([.B153]));OR(AND([.P153]=0;ABS([.B153])&lt;1E-307);&quot;&quot;&amp;[.B153]=&quot;&quot;&amp;[.P153]))));[.O15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2">
            <text:p>12</text:p>
          </table:table-cell>
          <table:table-cell table:formula="of:=CHOOSE([.C154];[.D154];[.E154];[.F154])" office:value-type="float" office:value="12">
            <text:p>12</text:p>
          </table:table-cell>
          <table:table-cell table:style-name="ce8" office:value-type="float" office:value="2.99">
            <text:p>2,99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table:number-columns-repeated="3"/>
          <table:table-cell office:value-type="float" office:value="4">
            <text:p>4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54]);[.A154];[.M154])" office:value-type="float" office:value="12">
            <text:p>12</text:p>
          </table:table-cell>
          <table:table-cell table:style-name="Default" table:formula="of:=IF(ISBLANK([.O154]);IF(ISERROR([.B154]);&quot;Err:&quot;&amp;ORG.OPENOFFICE.ERRORTYPE([.B154])=[.M154];OR([.P154]=[.B154];IF(AND(ISNUMBER([.P154]);ISNUMBER([.B154]));OR(AND([.P154]=0;ABS([.B154])&lt;1E-307);&quot;&quot;&amp;[.B154]=&quot;&quot;&amp;[.P154]))));[.O154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2">
            <text:p>2</text:p>
          </table:table-cell>
          <table:table-cell table:formula="of:=COLUMN()" office:value-type="float" office:value="2">
            <text:p>2</text:p>
          </table:table-cell>
          <table:table-cell table:style-name="ce8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COLUMN</text:p>
          </table:table-cell>
          <table:table-cell table:style-name="ce18"/>
          <table:table-cell/>
          <table:table-cell/>
          <table:table-cell table:style-name="Default" table:formula="of:=IF(ISBLANK([.M156]);[.A156];[.M156])" office:value-type="float" office:value="2">
            <text:p>2</text:p>
          </table:table-cell>
          <table:table-cell table:style-name="Default" table:formula="of:=IF(ISBLANK([.O156]);IF(ISERROR([.B156]);&quot;Err:&quot;&amp;ORG.OPENOFFICE.ERRORTYPE([.B156])=[.M156];OR([.P156]=[.B156];IF(AND(ISNUMBER([.P156]);ISNUMBER([.B156]));OR(AND([.P156]=0;ABS([.B156])&lt;1E-307);&quot;&quot;&amp;[.B156]=&quot;&quot;&amp;[.P156]))));[.O15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COLUMN([.C157])" office:value-type="float" office:value="3">
            <text:p>3</text:p>
          </table:table-cell>
          <table:table-cell table:style-name="ce8"/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57]);[.A157];[.M157])" office:value-type="float" office:value="3">
            <text:p>3</text:p>
          </table:table-cell>
          <table:table-cell table:style-name="Default" table:formula="of:=IF(ISBLANK([.O157]);IF(ISERROR([.B157]);&quot;Err:&quot;&amp;ORG.OPENOFFICE.ERRORTYPE([.B157])=[.M157];OR([.P157]=[.B157];IF(AND(ISNUMBER([.P157]);ISNUMBER([.B157]));OR(AND([.P157]=0;ABS([.B157])&lt;1E-307);&quot;&quot;&amp;[.B157]=&quot;&quot;&amp;[.P157]))));[.O157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2" office:value-type="float" office:value="159">
            <text:p>159</text:p>
          </table:table-cell>
          <table:table-cell table:formula="of:=ROW()" office:value-type="float" office:value="159">
            <text:p>159</text:p>
          </table:table-cell>
          <table:table-cell table:style-name="ce8" table:number-columns-repeated="7"/>
          <table:table-cell office:value-type="float" office:value="0">
            <text:p>0</text:p>
          </table:table-cell>
          <table:table-cell table:number-columns-repeated="2" office:value-type="string">
            <text:p>ROW</text:p>
          </table:table-cell>
          <table:table-cell table:style-name="ce18"/>
          <table:table-cell/>
          <table:table-cell/>
          <table:table-cell table:style-name="Default" table:formula="of:=IF(ISBLANK([.M159]);[.A159];[.M159])" office:value-type="float" office:value="159">
            <text:p>159</text:p>
          </table:table-cell>
          <table:table-cell table:style-name="Default" table:formula="of:=IF(ISBLANK([.O159]);IF(ISERROR([.B159]);&quot;Err:&quot;&amp;ORG.OPENOFFICE.ERRORTYPE([.B159])=[.M159];OR([.P159]=[.B159];IF(AND(ISNUMBER([.P159]);ISNUMBER([.B159]));OR(AND([.P159]=0;ABS([.B159])&lt;1E-307);&quot;&quot;&amp;[.B159]=&quot;&quot;&amp;[.P159]))));[.O15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float" office:value="160">
            <text:p>160</text:p>
          </table:table-cell>
          <table:table-cell table:formula="of:=ROW([.C160])" office:value-type="float" office:value="160">
            <text:p>160</text:p>
          </table:table-cell>
          <table:table-cell table:style-name="ce8"/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60]);[.A160];[.M160])" office:value-type="float" office:value="160">
            <text:p>160</text:p>
          </table:table-cell>
          <table:table-cell table:style-name="Default" table:formula="of:=IF(ISBLANK([.O160]);IF(ISERROR([.B160]);&quot;Err:&quot;&amp;ORG.OPENOFFICE.ERRORTYPE([.B160])=[.M160];OR([.P160]=[.B160];IF(AND(ISNUMBER([.P160]);ISNUMBER([.B160]));OR(AND([.P160]=0;ABS([.B160])&lt;1E-307);&quot;&quot;&amp;[.B160]=&quot;&quot;&amp;[.P160]))));[.O160])" office:value-type="boolean" office:boolean-value="true">
            <text:p>ИСТИНА</text:p>
          </table:table-cell>
          <table:table-cell table:number-columns-repeated="1007"/>
        </table:table-row>
        <table:table-row table:style-name="ro3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4" office:value-type="string">
            <text:p>Sheet1.$C$2</text:p>
          </table:table-cell>
          <table:table-cell table:style-name="ce7" table:formula="of:=ADDRESS([.C162];[.D162];[.E162];[.F162];[.G162])" office:value-type="string" office:string-value="Sheet1.$C$2">
            <text:p>Sheet1.$C$2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2" office:value-type="boolean" office:boolean-value="true">
            <text:p>ИСТИНА</text:p>
          </table:table-cell>
          <table:table-cell table:style-name="ce8" office:value-type="string">
            <text:p>Sheet1</text:p>
          </table:table-cell>
          <table:table-cell table:style-name="ce13" table:number-columns-repeated="2"/>
          <table:table-cell table:style-name="ce16" office:value-type="float" office:value="5">
            <text:p>5</text:p>
          </table:table-cell>
          <table:table-cell table:number-columns-repeated="2" table:style-name="ce17" office:value-type="string">
            <text:p>ADDRESS</text:p>
          </table:table-cell>
          <table:table-cell table:style-name="ce21"/>
          <table:table-cell table:style-name="Default"/>
          <table:table-cell table:style-name="Default"/>
          <table:table-cell table:style-name="Default" table:formula="of:=IF(ISBLANK([.M162]);[.A162];[.M162])" office:value-type="string" office:string-value="Sheet1.$C$2">
            <text:p>Sheet1.$C$2</text:p>
          </table:table-cell>
          <table:table-cell table:style-name="Default" table:formula="of:=IF(ISBLANK([.O162]);IF(ISERROR([.B162]);&quot;Err:&quot;&amp;ORG.OPENOFFICE.ERRORTYPE([.B162])=[.M162];OR([.P162]=[.B162];IF(AND(ISNUMBER([.P162]);ISNUMBER([.B162]));OR(AND([.P162]=0;ABS([.B162])&lt;1E-307);&quot;&quot;&amp;[.B162]=&quot;&quot;&amp;[.P162]))));[.O16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Sheet1!R2C3</text:p>
          </table:table-cell>
          <table:table-cell table:style-name="ce7" table:formula="of:=ADDRESS([.C163];[.D163];[.E163];[.F163];[.G163])" office:value-type="string" office:string-value="Sheet1!R2C3">
            <text:p>Sheet1!R2C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2" office:value-type="boolean" office:boolean-value="false">
            <text:p>ЛОЖЬ</text:p>
          </table:table-cell>
          <table:table-cell table:style-name="ce8" office:value-type="string">
            <text:p>Sheet1</text:p>
          </table:table-cell>
          <table:table-cell table:style-name="ce13" table:number-columns-repeated="2"/>
          <table:table-cell table:style-name="ce16" office:value-type="float" office:value="5">
            <text:p>5</text:p>
          </table:table-cell>
          <table:table-cell table:style-name="ce17" table:number-columns-repeated="2"/>
          <table:table-cell table:style-name="ce21"/>
          <table:table-cell table:style-name="Default"/>
          <table:table-cell table:style-name="Default"/>
          <table:table-cell table:style-name="Default" table:formula="of:=IF(ISBLANK([.M163]);[.A163];[.M163])" office:value-type="string" office:string-value="Sheet1!R2C3">
            <text:p>Sheet1!R2C3</text:p>
          </table:table-cell>
          <table:table-cell table:style-name="Default" table:formula="of:=IF(ISBLANK([.O163]);IF(ISERROR([.B163]);&quot;Err:&quot;&amp;ORG.OPENOFFICE.ERRORTYPE([.B163])=[.M163];OR([.P163]=[.B163];IF(AND(ISNUMBER([.P163]);ISNUMBER([.B163]));OR(AND([.P163]=0;ABS([.B163])&lt;1E-307);&quot;&quot;&amp;[.B163]=&quot;&quot;&amp;[.P163]))));[.O16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'Sheet 2'.$C$2</text:p>
          </table:table-cell>
          <table:table-cell table:style-name="ce7" table:formula="of:=ADDRESS([.C164];[.D164];[.E164];[.F164];[.G164])" office:value-type="string" office:string-value="'Sheet 2'.$C$2">
            <text:p>'Sheet 2'.$C$2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2" office:value-type="boolean" office:boolean-value="true">
            <text:p>ИСТИНА</text:p>
          </table:table-cell>
          <table:table-cell table:style-name="ce8" office:value-type="string">
            <text:p>Sheet 2</text:p>
          </table:table-cell>
          <table:table-cell table:style-name="ce13" table:number-columns-repeated="2"/>
          <table:table-cell table:style-name="ce16" office:value-type="float" office:value="5">
            <text:p>5</text:p>
          </table:table-cell>
          <table:table-cell table:style-name="ce17" table:number-columns-repeated="2"/>
          <table:table-cell table:style-name="ce21"/>
          <table:table-cell table:style-name="Default"/>
          <table:table-cell table:style-name="Default"/>
          <table:table-cell table:style-name="Default" table:formula="of:=IF(ISBLANK([.M164]);[.A164];[.M164])" office:value-type="string" office:string-value="'Sheet 2'.$C$2">
            <text:p>'Sheet 2'.$C$2</text:p>
          </table:table-cell>
          <table:table-cell table:style-name="Default" table:formula="of:=IF(ISBLANK([.O164]);IF(ISERROR([.B164]);&quot;Err:&quot;&amp;ORG.OPENOFFICE.ERRORTYPE([.B164])=[.M164];OR([.P164]=[.B164];IF(AND(ISNUMBER([.P164]);ISNUMBER([.B164]));OR(AND([.P164]=0;ABS([.B164])&lt;1E-307);&quot;&quot;&amp;[.B164]=&quot;&quot;&amp;[.P164]))));[.O164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'Sheet''3'!R2C3</text:p>
          </table:table-cell>
          <table:table-cell table:style-name="ce7" table:formula="of:=ADDRESS([.C165];[.D165];[.E165];[.F165];[.G165])" office:value-type="string" office:string-value="'Sheet''3'!R2C3">
            <text:p>'Sheet''3'!R2C3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2" office:value-type="boolean" office:boolean-value="false">
            <text:p>ЛОЖЬ</text:p>
          </table:table-cell>
          <table:table-cell table:style-name="ce8" office:value-type="string">
            <text:p>Sheet'3</text:p>
          </table:table-cell>
          <table:table-cell table:style-name="ce13" table:number-columns-repeated="2"/>
          <table:table-cell table:style-name="ce16" office:value-type="float" office:value="5">
            <text:p>5</text:p>
          </table:table-cell>
          <table:table-cell table:style-name="ce17" table:number-columns-repeated="2"/>
          <table:table-cell table:style-name="ce21"/>
          <table:table-cell table:style-name="Default"/>
          <table:table-cell table:style-name="Default"/>
          <table:table-cell table:style-name="Default" table:formula="of:=IF(ISBLANK([.M165]);[.A165];[.M165])" office:value-type="string" office:string-value="'Sheet''3'!R2C3">
            <text:p>'Sheet''3'!R2C3</text:p>
          </table:table-cell>
          <table:table-cell table:style-name="Default" table:formula="of:=IF(ISBLANK([.O165]);IF(ISERROR([.B165]);&quot;Err:&quot;&amp;ORG.OPENOFFICE.ERRORTYPE([.B165])=[.M165];OR([.P165]=[.B165];IF(AND(ISNUMBER([.P165]);ISNUMBER([.B165]));OR(AND([.P165]=0;ABS([.B165])&lt;1E-307);&quot;&quot;&amp;[.B165]=&quot;&quot;&amp;[.P165]))));[.O165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C$2</text:p>
          </table:table-cell>
          <table:table-cell table:style-name="ce7" table:formula="of:=ADDRESS([.C166];[.D166];[.E166];[.F166])" office:value-type="string" office:string-value="C$2">
            <text:p>C$2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table:formula="of:=TRUE()" office:value-type="boolean" office:boolean-value="true">
            <text:p>ИСТИНА</text:p>
          </table:table-cell>
          <table:table-cell table:style-name="ce8"/>
          <table:table-cell table:style-name="ce13" table:number-columns-repeated="2"/>
          <table:table-cell table:style-name="ce16" office:value-type="float" office:value="4">
            <text:p>4</text:p>
          </table:table-cell>
          <table:table-cell table:style-name="ce17" table:number-columns-repeated="2"/>
          <table:table-cell table:style-name="ce21"/>
          <table:table-cell table:style-name="Default"/>
          <table:table-cell table:style-name="Default"/>
          <table:table-cell table:style-name="Default" table:formula="of:=IF(ISBLANK([.M166]);[.A166];[.M166])" office:value-type="string" office:string-value="C$2">
            <text:p>C$2</text:p>
          </table:table-cell>
          <table:table-cell table:style-name="Default" table:formula="of:=IF(ISBLANK([.O166]);IF(ISERROR([.B166]);&quot;Err:&quot;&amp;ORG.OPENOFFICE.ERRORTYPE([.B166])=[.M166];OR([.P166]=[.B166];IF(AND(ISNUMBER([.P166]);ISNUMBER([.B166]));OR(AND([.P166]=0;ABS([.B166])&lt;1E-307);&quot;&quot;&amp;[.B166]=&quot;&quot;&amp;[.P166]))));[.O166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$C2</text:p>
          </table:table-cell>
          <table:table-cell table:style-name="ce7" table:formula="of:=ADDRESS([.C167];[.D167];[.E167];[.F167])" office:value-type="string" office:string-value="$C2">
            <text:p>$C2</text:p>
          </table:table-cell>
          <table:table-cell table:style-name="ce11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12" table:formula="of:=TRUE()" office:value-type="boolean" office:boolean-value="true">
            <text:p>ИСТИНА</text:p>
          </table:table-cell>
          <table:table-cell table:style-name="ce8"/>
          <table:table-cell table:style-name="ce13" table:number-columns-repeated="2"/>
          <table:table-cell table:style-name="ce16" office:value-type="float" office:value="4">
            <text:p>4</text:p>
          </table:table-cell>
          <table:table-cell table:style-name="ce17" table:number-columns-repeated="2"/>
          <table:table-cell table:style-name="ce21"/>
          <table:table-cell table:style-name="Default"/>
          <table:table-cell table:style-name="Default"/>
          <table:table-cell table:style-name="Default" table:formula="of:=IF(ISBLANK([.M167]);[.A167];[.M167])" office:value-type="string" office:string-value="$C2">
            <text:p>$C2</text:p>
          </table:table-cell>
          <table:table-cell table:style-name="Default" table:formula="of:=IF(ISBLANK([.O167]);IF(ISERROR([.B167]);&quot;Err:&quot;&amp;ORG.OPENOFFICE.ERRORTYPE([.B167])=[.M167];OR([.P167]=[.B167];IF(AND(ISNUMBER([.P167]);ISNUMBER([.B167]));OR(AND([.P167]=0;ABS([.B167])&lt;1E-307);&quot;&quot;&amp;[.B167]=&quot;&quot;&amp;[.P167]))));[.O167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C2</text:p>
          </table:table-cell>
          <table:table-cell table:style-name="ce7" table:formula="of:=ADDRESS([.C168];[.D168];[.E168];[.F168])" office:value-type="string" office:string-value="C2">
            <text:p>C2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2" table:formula="of:=TRUE()" office:value-type="boolean" office:boolean-value="true">
            <text:p>ИСТИНА</text:p>
          </table:table-cell>
          <table:table-cell table:style-name="ce8"/>
          <table:table-cell table:style-name="ce13" table:number-columns-repeated="2"/>
          <table:table-cell table:style-name="ce16" office:value-type="float" office:value="4">
            <text:p>4</text:p>
          </table:table-cell>
          <table:table-cell table:style-name="ce17" table:number-columns-repeated="2"/>
          <table:table-cell table:style-name="ce21"/>
          <table:table-cell table:style-name="Default"/>
          <table:table-cell table:style-name="Default"/>
          <table:table-cell table:style-name="Default" table:formula="of:=IF(ISBLANK([.M168]);[.A168];[.M168])" office:value-type="string" office:string-value="C2">
            <text:p>C2</text:p>
          </table:table-cell>
          <table:table-cell table:style-name="Default" table:formula="of:=IF(ISBLANK([.O168]);IF(ISERROR([.B168]);&quot;Err:&quot;&amp;ORG.OPENOFFICE.ERRORTYPE([.B168])=[.M168];OR([.P168]=[.B168];IF(AND(ISNUMBER([.P168]);ISNUMBER([.B168]));OR(AND([.P168]=0;ABS([.B168])&lt;1E-307);&quot;&quot;&amp;[.B168]=&quot;&quot;&amp;[.P168]))));[.O168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R2C[3]</text:p>
          </table:table-cell>
          <table:table-cell table:style-name="ce7" table:formula="of:=ADDRESS([.C169];[.D169];[.E169];[.F169])" office:value-type="string" office:string-value="R2C[3]">
            <text:p>R2C[3]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8"/>
          <table:table-cell table:style-name="ce13" table:number-columns-repeated="2"/>
          <table:table-cell table:style-name="ce16" office:value-type="float" office:value="4">
            <text:p>4</text:p>
          </table:table-cell>
          <table:table-cell table:style-name="ce17" table:number-columns-repeated="2"/>
          <table:table-cell table:style-name="ce21"/>
          <table:table-cell table:style-name="Default"/>
          <table:table-cell table:style-name="Default"/>
          <table:table-cell table:style-name="Default" table:formula="of:=IF(ISBLANK([.M169]);[.A169];[.M169])" office:value-type="string" office:string-value="R2C[3]">
            <text:p>R2C[3]</text:p>
          </table:table-cell>
          <table:table-cell table:style-name="Default" table:formula="of:=IF(ISBLANK([.O169]);IF(ISERROR([.B169]);&quot;Err:&quot;&amp;ORG.OPENOFFICE.ERRORTYPE([.B169])=[.M169];OR([.P169]=[.B169];IF(AND(ISNUMBER([.P169]);ISNUMBER([.B169]));OR(AND([.P169]=0;ABS([.B169])&lt;1E-307);&quot;&quot;&amp;[.B169]=&quot;&quot;&amp;[.P169]))));[.O169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R[2]C3</text:p>
          </table:table-cell>
          <table:table-cell table:style-name="ce7" table:formula="of:=ADDRESS([.C170];[.D170];[.E170];[.F170])" office:value-type="string" office:string-value="R[2]C3">
            <text:p>R[2]C3</text:p>
          </table:table-cell>
          <table:table-cell table:style-name="ce11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8"/>
          <table:table-cell table:style-name="ce13" table:number-columns-repeated="2"/>
          <table:table-cell table:style-name="ce16" office:value-type="float" office:value="4">
            <text:p>4</text:p>
          </table:table-cell>
          <table:table-cell table:style-name="ce17" table:number-columns-repeated="2"/>
          <table:table-cell table:style-name="ce21"/>
          <table:table-cell table:style-name="Default"/>
          <table:table-cell table:style-name="Default"/>
          <table:table-cell table:style-name="Default" table:formula="of:=IF(ISBLANK([.M170]);[.A170];[.M170])" office:value-type="string" office:string-value="R[2]C3">
            <text:p>R[2]C3</text:p>
          </table:table-cell>
          <table:table-cell table:style-name="Default" table:formula="of:=IF(ISBLANK([.O170]);IF(ISERROR([.B170]);&quot;Err:&quot;&amp;ORG.OPENOFFICE.ERRORTYPE([.B170])=[.M170];OR([.P170]=[.B170];IF(AND(ISNUMBER([.P170]);ISNUMBER([.B170]));OR(AND([.P170]=0;ABS([.B170])&lt;1E-307);&quot;&quot;&amp;[.B170]=&quot;&quot;&amp;[.P170]))));[.O170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R[2]C[3]</text:p>
          </table:table-cell>
          <table:table-cell table:style-name="ce7" table:formula="of:=ADDRESS([.C171];[.D171];[.E171];[.F171])" office:value-type="string" office:string-value="R[2]C[3]">
            <text:p>R[2]C[3]</text:p>
          </table:table-cell>
          <table:table-cell table:style-name="ce11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8"/>
          <table:table-cell table:style-name="ce13" table:number-columns-repeated="2"/>
          <table:table-cell table:style-name="ce16" office:value-type="float" office:value="4">
            <text:p>4</text:p>
          </table:table-cell>
          <table:table-cell table:style-name="ce17" table:number-columns-repeated="2"/>
          <table:table-cell table:style-name="ce21"/>
          <table:table-cell table:style-name="Default"/>
          <table:table-cell table:style-name="Default"/>
          <table:table-cell table:style-name="Default" table:formula="of:=IF(ISBLANK([.M171]);[.A171];[.M171])" office:value-type="string" office:string-value="R[2]C[3]">
            <text:p>R[2]C[3]</text:p>
          </table:table-cell>
          <table:table-cell table:style-name="Default" table:formula="of:=IF(ISBLANK([.O171]);IF(ISERROR([.B171]);&quot;Err:&quot;&amp;ORG.OPENOFFICE.ERRORTYPE([.B171])=[.M171];OR([.P171]=[.B171];IF(AND(ISNUMBER([.P171]);ISNUMBER([.B171]));OR(AND([.P171]=0;ABS([.B171])&lt;1E-307);&quot;&quot;&amp;[.B171]=&quot;&quot;&amp;[.P171]))));[.O171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R[-2]C[-1]</text:p>
          </table:table-cell>
          <table:table-cell table:style-name="ce7" table:formula="of:=ADDRESS([.C172];[.D172];[.E172];[.F172])" office:value-type="string" office:string-value="R[-2]C[-1]">
            <text:p>R[-2]C[-1]</text:p>
          </table:table-cell>
          <table:table-cell table:style-name="ce11" office:value-type="float" office:value="-2">
            <text:p>-2</text:p>
          </table:table-cell>
          <table:table-cell table:style-name="ce8" office:value-type="float" office:value="-1">
            <text:p>-1</text:p>
          </table:table-cell>
          <table:table-cell table:style-name="ce8" office:value-type="float" office:value="4">
            <text:p>4</text:p>
          </table:table-cell>
          <table:table-cell table:style-name="ce12" table:formula="of:=FALSE()" office:value-type="boolean" office:boolean-value="false">
            <text:p>ЛОЖЬ</text:p>
          </table:table-cell>
          <table:table-cell table:style-name="ce8"/>
          <table:table-cell table:style-name="ce13" table:number-columns-repeated="2"/>
          <table:table-cell table:style-name="ce16" office:value-type="float" office:value="4">
            <text:p>4</text:p>
          </table:table-cell>
          <table:table-cell table:style-name="ce17" table:number-columns-repeated="2"/>
          <table:table-cell table:style-name="ce21"/>
          <table:table-cell table:style-name="Default"/>
          <table:table-cell table:style-name="Default"/>
          <table:table-cell table:style-name="Default" table:formula="of:=IF(ISBLANK([.M172]);[.A172];[.M172])" office:value-type="string" office:string-value="R[-2]C[-1]">
            <text:p>R[-2]C[-1]</text:p>
          </table:table-cell>
          <table:table-cell table:style-name="Default" table:formula="of:=IF(ISBLANK([.O172]);IF(ISERROR([.B172]);&quot;Err:&quot;&amp;ORG.OPENOFFICE.ERRORTYPE([.B172])=[.M172];OR([.P172]=[.B172];IF(AND(ISNUMBER([.P172]);ISNUMBER([.B172]));OR(AND([.P172]=0;ABS([.B172])&lt;1E-307);&quot;&quot;&amp;[.B172]=&quot;&quot;&amp;[.P172]))));[.O172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4" office:value-type="string">
            <text:p>IV55555</text:p>
          </table:table-cell>
          <table:table-cell table:style-name="ce7" table:formula="of:=ADDRESS([.C173];[.D173];[.E173])" office:value-type="string" office:string-value="IV55555">
            <text:p>IV55555</text:p>
          </table:table-cell>
          <table:table-cell table:style-name="ce10" office:value-type="float" office:value="55555">
            <text:p>55555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8"/>
          <table:table-cell table:style-name="ce13" table:number-columns-repeated="2"/>
          <table:table-cell table:style-name="ce16" office:value-type="float" office:value="3">
            <text:p>3</text:p>
          </table:table-cell>
          <table:table-cell table:style-name="ce17" table:number-columns-repeated="2"/>
          <table:table-cell table:style-name="ce21"/>
          <table:table-cell table:style-name="Default"/>
          <table:table-cell table:style-name="Default"/>
          <table:table-cell table:style-name="Default" table:formula="of:=IF(ISBLANK([.M173]);[.A173];[.M173])" office:value-type="string" office:string-value="IV55555">
            <text:p>IV55555</text:p>
          </table:table-cell>
          <table:table-cell table:style-name="Default" table:formula="of:=IF(ISBLANK([.O173]);IF(ISERROR([.B173]);&quot;Err:&quot;&amp;ORG.OPENOFFICE.ERRORTYPE([.B173])=[.M173];OR([.P173]=[.B173];IF(AND(ISNUMBER([.P173]);ISNUMBER([.B173]));OR(AND([.P173]=0;ABS([.B173])&lt;1E-307);&quot;&quot;&amp;[.B173]=&quot;&quot;&amp;[.P173]))));[.O173])" office:value-type="boolean" office:boolean-value="true">
            <text:p>ИСТИНА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$DX$56</text:p>
          </table:table-cell>
          <table:table-cell table:style-name="ce7" table:formula="of:=ADDRESS([.C174];[.D174])" office:value-type="string" office:string-value="$DX$56">
            <text:p>$DX$56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128">
            <text:p>128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18"/>
          <table:table-cell/>
          <table:table-cell/>
          <table:table-cell table:style-name="Default" table:formula="of:=IF(ISBLANK([.M174]);[.A174];[.M174])" office:value-type="string" office:string-value="$DX$56">
            <text:p>$DX$56</text:p>
          </table:table-cell>
          <table:table-cell table:style-name="Default" table:formula="of:=IF(ISBLANK([.O174]);IF(ISERROR([.B174]);&quot;Err:&quot;&amp;ORG.OPENOFFICE.ERRORTYPE([.B174])=[.M174];OR([.P174]=[.B174];IF(AND(ISNUMBER([.P174]);ISNUMBER([.B174]));OR(AND([.P174]=0;ABS([.B174])&lt;1E-307);&quot;&quot;&amp;[.B174]=&quot;&quot;&amp;[.P174]))));[.O174])" office:value-type="boolean" office:boolean-value="true">
            <text:p>ИСТИНА</text:p>
          </table:table-cell>
          <table:table-cell table:number-columns-repeated="1007"/>
        </table:table-row>
        <table:table-row table:style-name="ro2" table:number-rows-repeated="9832">
          <table:table-cell table:style-name="ce2"/>
          <table:table-cell/>
          <table:table-cell table:style-name="ce8" table:number-columns-repeated="7"/>
          <table:table-cell table:number-columns-repeated="3"/>
          <table:table-cell table:style-name="ce18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 table:number-rows-repeated="20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2" table:number-rows-repeated="5553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0" number:min-integer-digits="1" number:grouping="true"/>
      <number:text> </number:text>
    </number:number-style>
    <number:number-style style:name="N163">
      <number:text>($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  <number:text> </number:text>
    </number:number-style>
    <number:number-style style:name="N166">
      <number:text>($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0" number:min-integer-digits="1" number:grouping="true"/>
      <number:text> </number:text>
    </number:number-style>
    <number:number-style style:name="N173P1" style:volatile="true">
      <number:text> $(</number:text>
      <number:number number: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(</number:text>
      <number:number number:decimal-places="2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$</number:text>
      <number:number number:decimal-places="2" number:min-integer-digits="1" number:grouping="true"/>
      <number:text> </number:text>
    </number:number-style>
    <number:number-style style:name="N179P1" style:volatile="true">
      <number:text> $(</number:text>
      <number:number number:decimal-places="2" number:min-integer-digits="1" number:grouping="true"/>
      <number:text>)</number:text>
    </number:number-style>
    <number:number-style style:name="N179P2" style:volatile="true">
      <number:text> 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number:min-integer-digits="1" number:grouping="true"/>
      <number:text>р.</number:text>
    </number:number-style>
    <number:number-style style:name="N181">
      <number:text>-</number:text>
      <number:number number:decimal-places="0" number:min-integer-digits="1" number:grouping="true"/>
      <number:text>р.</number:text>
      <style:map style:condition="value()&gt;=0" style:apply-style-name="N181P0"/>
    </number:number-style>
    <number:number-style style:name="N182P0" style:volatile="true">
      <number:number number:decimal-places="0" number:min-integer-digits="1" number:grouping="true"/>
      <number:text>р.</number:text>
    </number:number-style>
    <number:number-style style:name="N18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82P0"/>
    </number:number-style>
    <number:number-style style:name="N184P0" style:volatile="true">
      <number:number number:decimal-places="2" number:min-integer-digits="1" number:grouping="true"/>
      <number:text>р.</number:text>
    </number:number-style>
    <number:number-style style:name="N184">
      <number:text>-</number:text>
      <number:number number:decimal-places="2" number:min-integer-digits="1" number:grouping="true"/>
      <number:text>р.</number:text>
      <style:map style:condition="value()&gt;=0" style:apply-style-name="N184P0"/>
    </number:number-style>
    <number:number-style style:name="N185P0" style:volatile="true">
      <number:number number:decimal-places="2" number:min-integer-digits="1" number:grouping="true"/>
      <number:text>р.</number:text>
    </number:number-style>
    <number:number-style style:name="N18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85P0"/>
    </number:number-style>
    <number:number-style style:name="N189P0" style:volatile="true">
      <number:number number:decimal-places="0" number:min-integer-digits="1" number:grouping="true"/>
      <number:text>    </number:text>
    </number:number-style>
    <number:number-style style:name="N189P1" style:volatile="true">
      <number:text>-</number:text>
      <number:number number:decimal-places="0" number:min-integer-digits="1" number:grouping="true"/>
      <number:text>    </number:text>
    </number:number-style>
    <number:number-style style:name="N189P2" style:volatile="true">
      <number:text> -   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number number:decimal-places="0" number:min-integer-digits="1" number:grouping="true"/>
      <number:text>р. </number:text>
    </number:number-style>
    <number:number-style style:name="N193P1" style:volatile="true">
      <number:text>-</number:text>
      <number:number number:decimal-places="0" number:min-integer-digits="1" number:grouping="true"/>
      <number:text>р. </number:text>
    </number:number-style>
    <number:number-style style:name="N193P2" style:volatile="true">
      <number:text> -р.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2" number:min-integer-digits="1" number:grouping="true"/>
      <number:text>    </number:text>
    </number:number-style>
    <number:number-style style:name="N197P1" style:volatile="true">
      <number:text>-</number:text>
      <number:number number:decimal-places="2" number:min-integer-digits="1" number:grouping="true"/>
      <number:text>    </number:text>
    </number:number-style>
    <number:number-style style:name="N197P2" style:volatile="true">
      <number:text> -</number:text>
      <number:number number:decimal-places="0" number:min-integer-digits="0"/>
      <number:text>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2" number:min-integer-digits="1" number:grouping="true"/>
      <number:text>р. </number:text>
    </number:number-style>
    <number:number-style style:name="N201P1" style:volatile="true">
      <number:text>-</number:text>
      <number:number number:decimal-places="2" number:min-integer-digits="1" number:grouping="true"/>
      <number:text>р. </number:text>
    </number:number-style>
    <number:number-style style:name="N201P2" style:volatile="true">
      <number:text> -</number:text>
      <number:number number:decimal-places="0" number:min-integer-digits="0"/>
      <number:text>р.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currency-style style:name="N20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20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202P0"/>
    </number:currency-style>
    <number:currency-style style:name="N203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203"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203P0"/>
    </number:currency-style>
    <number:currency-style style:name="N2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204"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204P0"/>
    </number:currency-style>
    <number:currency-style style:name="N205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205">
      <style:text-properties fo:color="#ff0000"/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205P0"/>
    </number:currency-style>
    <number:currency-style style:name="N206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206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206P0"/>
    </number:currency-style>
    <number:currency-style style:name="N207P0" style:volatile="true">
      <number:currency-symbol number:language="de" number:country="CH">SFr.</number:currency-symbol>
      <number:text> </number:text>
      <number:number number:decimal-places="2" number:min-integer-digits="1" number:decimal-replacement="--" number:grouping="true"/>
    </number:currency-style>
    <number:currency-style style:name="N207">
      <style:text-properties fo:color="#ff0000"/>
      <number:currency-symbol number:language="de" number:country="CH">SFr.</number:currency-symbol>
      <number:text> -</number:text>
      <number:number number:decimal-places="2" number:min-integer-digits="1" number:decimal-replacement="--" number:grouping="true"/>
      <style:map style:condition="value()&gt;=0" style:apply-style-name="N207P0"/>
    </number:currency-style>
    <number:date-style style:name="N208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8">
      <number:text-content/>
      <style:map style:condition="value()&gt;=0" style:apply-style-name="N208P0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True</number:text>
    </number:number-style>
    <number:number-style style:name="N210P1" style:volatile="true">
      <number:text>True</number:text>
    </number:number-style>
    <number:number-style style:name="N210">
      <number:text>False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On</number:text>
    </number:number-style>
    <number:number-style style:name="N211P1" style:volatile="true">
      <number:text>On</number:text>
    </number:number-style>
    <number:number-style style:name="N211">
      <number:text>Off</number:text>
      <style:map style:condition="value()&gt;0" style:apply-style-name="N211P0"/>
      <style:map style:condition="value()&lt;0" style:apply-style-name="N211P1"/>
    </number:number-style>
    <number:currency-style style:name="N21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2P0"/>
    </number:currency-style>
    <number:date-style style:name="N213P0" style:volatile="true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text-style style:name="N213">
      <number:text-content/>
      <style:map style:condition="value()&gt;=0" style:apply-style-name="N213P0"/>
    </number:text-style>
    <number:number-style style:name="N214">
      <number:number number:decimal-places="12" number:min-integer-digits="1"/>
    </number:number-style>
    <number:number-style style:name="N215">
      <number:number number:decimal-places="20" number:min-integer-digits="1"/>
    </number:number-style>
    <number:date-style style:name="N216">
      <number:day/>
      <number:text> </number:text>
      <number:month number:style="long" number:textual="true"/>
      <number:text> </number:text>
      <number:year number:style="long"/>
      <number:text> г.</number:text>
    </number:date-style>
    <number:time-style style:name="N2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18">
      <number:month number:textual="true"/>
      <number:text>/</number:text>
      <number:year number:style="long"/>
    </number:date-style>
    <number:date-style style:name="N219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220P0" style:volatile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220">
      <number:text-content/>
      <style:map style:condition="value()&gt;=0" style:apply-style-name="N220P0"/>
    </number:text-style>
    <number:currency-style style:name="N2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221P0"/>
    </number:currency-style>
    <number:date-style style:name="N222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222">
      <number:text-content/>
      <style:map style:condition="value()&gt;=0" style:apply-style-name="N222P0"/>
    </number:text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116" number:language="en" number:country="US">
      <number:month/>
      <number:text>/</number:text>
      <number:day/>
      <number:text>/</number:text>
      <number:year number:style="long"/>
    </number:date-style>
    <number:date-style style:name="N15117" number:language="en" number:country="US">
      <number:day/>
      <number:text>-</number:text>
      <number:month number:textual="true"/>
      <number:text>-</number:text>
      <number:year/>
    </number:date-style>
    <number:date-style style:name="N15118" number:language="en" number:country="US">
      <number:day/>
      <number:text>-</number:text>
      <number:month number:textual="true"/>
    </number:date-style>
    <number:date-style style:name="N15119" number:language="en" number:country="US">
      <number:month number:textual="true"/>
      <number:text>-</number:text>
      <number:year/>
    </number:date-style>
    <number:time-style style:name="N15120" number:language="en" number:country="US">
      <number:hours/>
      <number:text>:</number:text>
      <number:minutes number:style="long"/>
      <number:text> </number:text>
      <number:am-pm/>
    </number:time-style>
    <number:time-style style:name="N1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22" number:language="en" number:country="US">
      <number:hours/>
      <number:text>:</number:text>
      <number:minutes number:style="long"/>
    </number:time-style>
    <number:time-style style:name="N1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25P0" style:volatile="true" number:language="en" number:country="US">
      <number:number number:decimal-places="0" number:min-integer-digits="1" number:grouping="true"/>
      <number:text> </number:text>
    </number:number-style>
    <number:number-style style:name="N1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5125P0"/>
    </number:number-style>
    <number:number-style style:name="N15126P0" style:volatile="true" number:language="en" number:country="US">
      <number:number number:decimal-places="0" number:min-integer-digits="1" number:grouping="true"/>
      <number:text> </number:text>
    </number:number-style>
    <number:number-style style:name="N1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5126P0"/>
    </number:number-style>
    <number:number-style style:name="N15127P0" style:volatile="true" number:language="en" number:country="US">
      <number:number number:decimal-places="2" number:min-integer-digits="1" number:grouping="true"/>
      <number:text> </number:text>
    </number:number-style>
    <number:number-style style:name="N1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5127P0"/>
    </number:number-style>
    <number:number-style style:name="N15128P0" style:volatile="true" number:language="en" number:country="US">
      <number:number number:decimal-places="2" number:min-integer-digits="1" number:grouping="true"/>
      <number:text> </number:text>
    </number:number-style>
    <number:number-style style:name="N1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5128P0"/>
    </number:number-style>
    <number:currency-style style:name="N1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5129P0"/>
    </number:currency-style>
    <number:currency-style style:name="N1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5130P0"/>
    </number:currency-style>
    <number:currency-style style:name="N1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5131P0"/>
    </number:currency-style>
    <number:currency-style style:name="N1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5132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_5f_3_5f_1" style:display-name="Excel_CondFormat_1_3_1" style:family="table-cell" style:parent-style-name="Default">
      <style:table-cell-properties fo:background-color="#ffff00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03.11.2011</text:date>, <text:time>18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initial-creator>Peter Arrenbrecht</meta:initial-creator>
    <meta:creation-date>2005-11-22T22:05:38</meta:creation-date>
    <dc:date>2011-11-03T18:43:39</dc:date>
    <meta:editing-cycles>17</meta:editing-cycles>
    <meta:editing-duration>P1DT58M52S</meta:editing-duration>
    <dc:creator>Vladimir Korenev</dc:creator>
    <meta:document-statistic meta:table-count="1" meta:cell-count="1564" meta:object-count="0"/>
    <meta:user-defined meta:name="Info 1"/>
    <meta:user-defined meta:name="Info 2"/>
    <meta:user-defined meta:name="Info 3"/>
    <meta:user-defined meta:name="Info 4"/>
  </office:meta>
</office:document-meta>
</file>